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96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38.22mm"/>
    </style:style>
    <style:style style:name="co9" style:family="table-column">
      <style:table-column-properties fo:break-before="auto" style:column-width="18.61mm"/>
    </style:style>
    <style:style style:name="co10" style:family="table-column">
      <style:table-column-properties fo:break-before="auto" style:column-width="12.8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1.93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66ccff"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99ff66" fo:border="0.06pt solid #000000"/>
    </style:style>
    <style:style style:name="ce6" style:family="table-cell" style:parent-style-name="Default" style:data-style-name="N4">
      <style:table-cell-properties fo:background-color="#ffff99" fo:border="0.06pt solid #000000"/>
    </style:style>
    <style:style style:name="ce7" style:family="table-cell" style:parent-style-name="Default" style:data-style-name="N4">
      <style:table-cell-properties fo:background-color="#99ff66" fo:border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fe7f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99ff99" style:diagonal-bl-tr="none" style:diagonal-tl-br="none" fo:border="0.06pt solid #000000" style:rotation-align="none"/>
    </style:style>
    <style:style style:name="ce14" style:family="table-cell" style:parent-style-name="Default">
      <style:table-cell-properties fo:border-bottom="0.06pt solid #000000" fo:background-color="#b2b2b2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eeeeee" style:diagonal-bl-tr="none" style:diagonal-tl-br="none" fo:border-left="0.06pt solid #000000" fo:border-right="none" style:rotation-align="none" fo:border-top="0.06pt solid #000000"/>
    </style:style>
    <style:style style:name="ce16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</style:style>
    <style:style style:name="ce17" style:family="table-cell" style:parent-style-name="Default">
      <style:table-cell-properties fo:border-bottom="0.06pt solid #000000" fo:background-color="#b2b2b2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ff99" style:diagonal-bl-tr="none" style:diagonal-tl-br="none" fo:border-left="none" fo:border-right="0.06pt solid #000000" style:rotation-align="none" fo:border-top="0.06pt solid #000000"/>
    </style:style>
    <style:style style:name="ce19" style:family="table-cell" style:parent-style-name="Default">
      <style:table-cell-properties fo:border-bottom="0.06pt solid #000000" fo:background-color="#99ff99" style:diagonal-bl-tr="none" style:diagonal-tl-br="none" fo:border-left="none" fo:border-right="0.06pt solid #000000" style:rotation-align="none" fo:border-top="0.06pt solid #000000"/>
    </style:style>
  </office:automatic-styles>
  <office:body>
    <office:spreadsheet>
      <table:table table:name="N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5" table:default-cell-style-name="ce6"/>
        <table:table-column table:style-name="co7" table:default-cell-style-name="ce4"/>
        <table:table-column table:style-name="co5" table:default-cell-style-name="ce6"/>
        <table:table-column table:style-name="co8" table:default-cell-style-name="ce4"/>
        <table:table-column table:style-name="co5" table:default-cell-style-name="ce6"/>
        <table:table-column table:style-name="co9" table:default-cell-style-name="Default"/>
        <table:table-column table:style-name="co5" table:default-cell-style-name="ce4"/>
        <table:table-column table:style-name="co10" table:default-cell-style-name="ce6"/>
        <table:table-column table:style-name="co10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New Results</text:p>
          </table:table-cell>
          <table:covered-table-cell table:number-columns-repeated="10" table:style-name="Default"/>
          <table:table-cell/>
          <table:table-cell table:style-name="ce8" office:value-type="string" calcext:value-type="string" table:number-columns-spanned="2" table:number-rows-spanned="1">
            <text:p>Numerical</text:p>
          </table:table-cell>
          <table:covered-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+basi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(rbaa+basic) – basic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2" office:value-type="string" calcext:value-type="string">
            <text:p>nrbaa</text:p>
          </table:table-cell>
          <table:table-cell table:style-name="ce2" office:value-type="string" calcext:value-type="string">
            <text:p>%</text:p>
          </table:table-cell>
          <table:table-cell table:number-columns-repeated="3"/>
        </table:table-row>
        <table:table-row table:style-name="ro2">
          <table:table-cell office:value-type="string" calcext:value-type="string" table:number-columns-spanned="1" table:number-rows-spanned="3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8662" calcext:value-type="float">
            <text:p>8662</text:p>
          </table:table-cell>
          <table:table-cell table:formula="of:=([.D3]/[.C3]*100)" office:value-type="float" office:value="9.70477844378466" calcext:value-type="float">
            <text:p>9,70</text:p>
          </table:table-cell>
          <table:table-cell office:value-type="float" office:value="14865" calcext:value-type="float">
            <text:p>14865</text:p>
          </table:table-cell>
          <table:table-cell table:formula="of:=([.F3]/[.C3]*100)" office:value-type="float" office:value="16.6545291580304" calcext:value-type="float">
            <text:p>16,65</text:p>
          </table:table-cell>
          <table:table-cell office:value-type="float" office:value="18771" calcext:value-type="float">
            <text:p>18771</text:p>
          </table:table-cell>
          <table:table-cell table:formula="of:=([.H3]/[.C3]*100)" office:value-type="float" office:value="21.0307545795754" calcext:value-type="float">
            <text:p>21,03</text:p>
          </table:table-cell>
          <table:table-cell table:formula="of:=([.H3] - [.D3])" office:value-type="float" office:value="10109" calcext:value-type="float">
            <text:p>10109</text:p>
          </table:table-cell>
          <table:table-cell table:formula="of:=([.J3]/[.C3]*100)" office:value-type="float" office:value="11.3259761357907" calcext:value-type="float">
            <text:p>11,33</text:p>
          </table:table-cell>
          <table:table-cell/>
          <table:table-cell office:value-type="float" office:value="14865" calcext:value-type="float">
            <text:p>14865</text:p>
          </table:table-cell>
          <table:table-cell table:formula="of:=([.M3]/[.C3]*100)" office:value-type="float" office:value="16.6545291580304" calcext:value-type="float">
            <text:p>16,6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99348" calcext:value-type="float">
            <text:p>99348</text:p>
          </table:table-cell>
          <table:table-cell table:formula="of:=([.D4]/[.C4]*100)" office:value-type="float" office:value="12.6200581029772" calcext:value-type="float">
            <text:p>12,62</text:p>
          </table:table-cell>
          <table:table-cell office:value-type="float" office:value="221701" calcext:value-type="float">
            <text:p>221701</text:p>
          </table:table-cell>
          <table:table-cell table:formula="of:=([.F4]/[.C4]*100)" office:value-type="float" office:value="28.1624139538606" calcext:value-type="float">
            <text:p>28,16</text:p>
          </table:table-cell>
          <table:table-cell office:value-type="float" office:value="260095" calcext:value-type="float">
            <text:p>260095</text:p>
          </table:table-cell>
          <table:table-cell table:formula="of:=([.H4]/[.C4]*100)" office:value-type="float" office:value="33.0395580413682" calcext:value-type="float">
            <text:p>33,04</text:p>
          </table:table-cell>
          <table:table-cell table:formula="of:=([.H4] - [.D4])" office:value-type="float" office:value="160747" calcext:value-type="float">
            <text:p>160747</text:p>
          </table:table-cell>
          <table:table-cell table:formula="of:=([.J4]/[.C4]*100)" office:value-type="float" office:value="20.419499938391" calcext:value-type="float">
            <text:p>20,42</text:p>
          </table:table-cell>
          <table:table-cell/>
          <table:table-cell office:value-type="float" office:value="221416" calcext:value-type="float">
            <text:p>221416</text:p>
          </table:table-cell>
          <table:table-cell table:formula="of:=([.M4]/[.C4]*100)" office:value-type="float" office:value="28.1262107433345" calcext:value-type="float">
            <text:p>28,13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gs/gs</text:p>
          </table:table-cell>
          <table:table-cell office:value-type="float" office:value="608374" calcext:value-type="float">
            <text:p>608374</text:p>
          </table:table-cell>
          <table:table-cell office:value-type="float" office:value="247414" calcext:value-type="float">
            <text:p>247414</text:p>
          </table:table-cell>
          <table:table-cell table:formula="of:=([.D5]/[.C5]*100)" office:value-type="float" office:value="40.6680758875297" calcext:value-type="float">
            <text:p>40,67</text:p>
          </table:table-cell>
          <table:table-cell office:value-type="float" office:value="341792" calcext:value-type="float">
            <text:p>341792</text:p>
          </table:table-cell>
          <table:table-cell table:formula="of:=([.F5]/[.C5]*100)" office:value-type="float" office:value="56.1812306245829" calcext:value-type="float">
            <text:p>56,18</text:p>
          </table:table-cell>
          <table:table-cell office:value-type="float" office:value="364934" calcext:value-type="float">
            <text:p>364934</text:p>
          </table:table-cell>
          <table:table-cell table:formula="of:=([.H5]/[.C5]*100)" office:value-type="float" office:value="59.9851407193601" calcext:value-type="float">
            <text:p>59,99</text:p>
          </table:table-cell>
          <table:table-cell table:formula="of:=([.H5] - [.D5])" office:value-type="float" office:value="117520" calcext:value-type="float">
            <text:p>117520</text:p>
          </table:table-cell>
          <table:table-cell table:formula="of:=([.J5]/[.C5]*100)" office:value-type="float" office:value="19.3170648318304" calcext:value-type="float">
            <text:p>19,32</text:p>
          </table:table-cell>
          <table:table-cell/>
          <table:table-cell office:value-type="float" office:value="341564" calcext:value-type="float">
            <text:p>341564</text:p>
          </table:table-cell>
          <table:table-cell table:formula="of:=([.M5]/[.C5]*100)" office:value-type="float" office:value="56.1437536778363" calcext:value-type="float">
            <text:p>56,14</text:p>
          </table:table-cell>
          <table:table-cell table:number-columns-repeated="3"/>
        </table:table-row>
        <table:table-row table:style-name="ro2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627" calcext:value-type="float">
            <text:p>627</text:p>
          </table:table-cell>
          <table:table-cell table:formula="of:=([.D6]/[.C6]*100)" office:value-type="float" office:value="64.3737166324435" calcext:value-type="float">
            <text:p>64,37</text:p>
          </table:table-cell>
          <table:table-cell office:value-type="float" office:value="777" calcext:value-type="float">
            <text:p>777</text:p>
          </table:table-cell>
          <table:table-cell table:formula="of:=([.F6]/[.C6]*100)" office:value-type="float" office:value="79.7741273100616" calcext:value-type="float">
            <text:p>79,77</text:p>
          </table:table-cell>
          <table:table-cell office:value-type="float" office:value="778" calcext:value-type="float">
            <text:p>778</text:p>
          </table:table-cell>
          <table:table-cell table:formula="of:=([.H6]/[.C6]*100)" office:value-type="float" office:value="79.8767967145791" calcext:value-type="float">
            <text:p>79,88</text:p>
          </table:table-cell>
          <table:table-cell table:formula="of:=([.H6] - [.D6])" office:value-type="float" office:value="151" calcext:value-type="float">
            <text:p>151</text:p>
          </table:table-cell>
          <table:table-cell table:formula="of:=([.J6]/[.C6]*100)" office:value-type="float" office:value="15.5030800821355" calcext:value-type="float">
            <text:p>15,50</text:p>
          </table:table-cell>
          <table:table-cell/>
          <table:table-cell office:value-type="float" office:value="772" calcext:value-type="float">
            <text:p>772</text:p>
          </table:table-cell>
          <table:table-cell table:formula="of:=([.M6]/[.C6]*100)" office:value-type="float" office:value="79.2607802874743" calcext:value-type="float">
            <text:p>79,26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32709" calcext:value-type="float">
            <text:p>32709</text:p>
          </table:table-cell>
          <table:table-cell table:formula="of:=([.D7]/[.C7]*100)" office:value-type="float" office:value="20.5651017598129" calcext:value-type="float">
            <text:p>20,57</text:p>
          </table:table-cell>
          <table:table-cell office:value-type="float" office:value="26142" calcext:value-type="float">
            <text:p>26142</text:p>
          </table:table-cell>
          <table:table-cell table:formula="of:=([.F7]/[.C7]*100)" office:value-type="float" office:value="16.4362374332761" calcext:value-type="float">
            <text:p>16,44</text:p>
          </table:table-cell>
          <table:table-cell office:value-type="float" office:value="44591" calcext:value-type="float">
            <text:p>44591</text:p>
          </table:table-cell>
          <table:table-cell table:formula="of:=([.H7]/[.C7]*100)" office:value-type="float" office:value="28.0356615173749" calcext:value-type="float">
            <text:p>28,04</text:p>
          </table:table-cell>
          <table:table-cell table:formula="of:=([.H7] - [.D7])" office:value-type="float" office:value="11882" calcext:value-type="float">
            <text:p>11882</text:p>
          </table:table-cell>
          <table:table-cell table:formula="of:=([.J7]/[.C7]*100)" office:value-type="float" office:value="7.47055975756204" calcext:value-type="float">
            <text:p>7,47</text:p>
          </table:table-cell>
          <table:table-cell/>
          <table:table-cell office:value-type="float" office:value="26142" calcext:value-type="float">
            <text:p>26142</text:p>
          </table:table-cell>
          <table:table-cell table:formula="of:=([.M7]/[.C7]*100)" office:value-type="float" office:value="16.4362374332761" calcext:value-type="float">
            <text:p>16,4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assembler/assembler</text:p>
          </table:table-cell>
          <table:table-cell office:value-type="float" office:value="35474" calcext:value-type="float">
            <text:p>35474</text:p>
          </table:table-cell>
          <table:table-cell office:value-type="float" office:value="14298" calcext:value-type="float">
            <text:p>14298</text:p>
          </table:table-cell>
          <table:table-cell table:formula="of:=([.D8]/[.C8]*100)" office:value-type="float" office:value="40.3055759147545" calcext:value-type="float">
            <text:p>40,31</text:p>
          </table:table-cell>
          <table:table-cell office:value-type="float" office:value="16977" calcext:value-type="float">
            <text:p>16977</text:p>
          </table:table-cell>
          <table:table-cell table:formula="of:=([.F8]/[.C8]*100)" office:value-type="float" office:value="47.8575858375148" calcext:value-type="float">
            <text:p>47,86</text:p>
          </table:table-cell>
          <table:table-cell office:value-type="float" office:value="19728" calcext:value-type="float">
            <text:p>19728</text:p>
          </table:table-cell>
          <table:table-cell table:formula="of:=([.H8]/[.C8]*100)" office:value-type="float" office:value="55.6125613125106" calcext:value-type="float">
            <text:p>55,61</text:p>
          </table:table-cell>
          <table:table-cell table:formula="of:=([.H8] - [.D8])" office:value-type="float" office:value="5430" calcext:value-type="float">
            <text:p>5430</text:p>
          </table:table-cell>
          <table:table-cell table:formula="of:=([.J8]/[.C8]*100)" office:value-type="float" office:value="15.3069853977561" calcext:value-type="float">
            <text:p>15,31</text:p>
          </table:table-cell>
          <table:table-cell/>
          <table:table-cell office:value-type="float" office:value="16975" calcext:value-type="float">
            <text:p>16975</text:p>
          </table:table-cell>
          <table:table-cell table:formula="of:=([.M8]/[.C8]*100)" office:value-type="float" office:value="47.8519479055083" calcext:value-type="float">
            <text:p>47,8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12484" calcext:value-type="float">
            <text:p>12484</text:p>
          </table:table-cell>
          <table:table-cell table:formula="of:=([.D9]/[.C9]*100)" office:value-type="float" office:value="10.9484762113572" calcext:value-type="float">
            <text:p>10,95</text:p>
          </table:table-cell>
          <table:table-cell office:value-type="float" office:value="10905" calcext:value-type="float">
            <text:p>10905</text:p>
          </table:table-cell>
          <table:table-cell table:formula="of:=([.F9]/[.C9]*100)" office:value-type="float" office:value="9.56369217276913" calcext:value-type="float">
            <text:p>9,56</text:p>
          </table:table-cell>
          <table:table-cell office:value-type="float" office:value="16807" calcext:value-type="float">
            <text:p>16807</text:p>
          </table:table-cell>
          <table:table-cell table:formula="of:=([.H9]/[.C9]*100)" office:value-type="float" office:value="14.7397500548125" calcext:value-type="float">
            <text:p>14,74</text:p>
          </table:table-cell>
          <table:table-cell table:formula="of:=([.H9] - [.D9])" office:value-type="float" office:value="4323" calcext:value-type="float">
            <text:p>4323</text:p>
          </table:table-cell>
          <table:table-cell table:formula="of:=([.J9]/[.C9]*100)" office:value-type="float" office:value="3.79127384345538" calcext:value-type="float">
            <text:p>3,79</text:p>
          </table:table-cell>
          <table:table-cell/>
          <table:table-cell office:value-type="float" office:value="10761" calcext:value-type="float">
            <text:p>10761</text:p>
          </table:table-cell>
          <table:table-cell table:formula="of:=([.M9]/[.C9]*100)" office:value-type="float" office:value="9.43740407805306" calcext:value-type="float">
            <text:p>9,4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74846" calcext:value-type="float">
            <text:p>74846</text:p>
          </table:table-cell>
          <table:table-cell table:formula="of:=([.D10]/[.C10]*100)" office:value-type="float" office:value="24.798470596421" calcext:value-type="float">
            <text:p>24,80</text:p>
          </table:table-cell>
          <table:table-cell office:value-type="float" office:value="150050" calcext:value-type="float">
            <text:p>150050</text:p>
          </table:table-cell>
          <table:table-cell table:formula="of:=([.F10]/[.C10]*100)" office:value-type="float" office:value="49.7155561151294" calcext:value-type="float">
            <text:p>49,72</text:p>
          </table:table-cell>
          <table:table-cell office:value-type="float" office:value="153126" calcext:value-type="float">
            <text:p>153126</text:p>
          </table:table-cell>
          <table:table-cell table:formula="of:=([.H10]/[.C10]*100)" office:value-type="float" office:value="50.7347167323246" calcext:value-type="float">
            <text:p>50,73</text:p>
          </table:table-cell>
          <table:table-cell table:formula="of:=([.H10] - [.D10])" office:value-type="float" office:value="78280" calcext:value-type="float">
            <text:p>78280</text:p>
          </table:table-cell>
          <table:table-cell table:formula="of:=([.J10]/[.C10]*100)" office:value-type="float" office:value="25.9362461359035" calcext:value-type="float">
            <text:p>25,94</text:p>
          </table:table-cell>
          <table:table-cell/>
          <table:table-cell office:value-type="float" office:value="150050" calcext:value-type="float">
            <text:p>150050</text:p>
          </table:table-cell>
          <table:table-cell table:formula="of:=([.M10]/[.C10]*100)" office:value-type="float" office:value="49.7155561151294" calcext:value-type="float">
            <text:p>49,72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6401" calcext:value-type="float">
            <text:p>6401</text:p>
          </table:table-cell>
          <table:table-cell table:formula="of:=([.D11]/[.C11]*100)" office:value-type="float" office:value="67.2727272727273" calcext:value-type="float">
            <text:p>67,27</text:p>
          </table:table-cell>
          <table:table-cell office:value-type="float" office:value="6401" calcext:value-type="float">
            <text:p>6401</text:p>
          </table:table-cell>
          <table:table-cell table:formula="of:=([.F11]/[.C11]*100)" office:value-type="float" office:value="67.2727272727273" calcext:value-type="float">
            <text:p>67,27</text:p>
          </table:table-cell>
          <table:table-cell office:value-type="float" office:value="6584" calcext:value-type="float">
            <text:p>6584</text:p>
          </table:table-cell>
          <table:table-cell table:formula="of:=([.H11]/[.C11]*100)" office:value-type="float" office:value="69.1960063058329" calcext:value-type="float">
            <text:p>69,20</text:p>
          </table:table-cell>
          <table:table-cell table:formula="of:=([.H11] - [.D11])" office:value-type="float" office:value="183" calcext:value-type="float">
            <text:p>183</text:p>
          </table:table-cell>
          <table:table-cell table:formula="of:=([.J11]/[.C11]*100)" office:value-type="float" office:value="1.92327903310562" calcext:value-type="float">
            <text:p>1,92</text:p>
          </table:table-cell>
          <table:table-cell/>
          <table:table-cell office:value-type="float" office:value="6401" calcext:value-type="float">
            <text:p>6401</text:p>
          </table:table-cell>
          <table:table-cell table:formula="of:=([.M11]/[.C11]*100)" office:value-type="float" office:value="67.2727272727273" calcext:value-type="float">
            <text:p>67,27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3336" calcext:value-type="float">
            <text:p>3336</text:p>
          </table:table-cell>
          <table:table-cell table:formula="of:=([.D12]/[.C12]*100)" office:value-type="float" office:value="88.3006881948121" calcext:value-type="float">
            <text:p>88,30</text:p>
          </table:table-cell>
          <table:table-cell office:value-type="float" office:value="3142" calcext:value-type="float">
            <text:p>3142</text:p>
          </table:table-cell>
          <table:table-cell table:formula="of:=([.F12]/[.C12]*100)" office:value-type="float" office:value="83.1656961355214" calcext:value-type="float">
            <text:p>83,17</text:p>
          </table:table-cell>
          <table:table-cell office:value-type="float" office:value="3414" calcext:value-type="float">
            <text:p>3414</text:p>
          </table:table-cell>
          <table:table-cell table:formula="of:=([.H12]/[.C12]*100)" office:value-type="float" office:value="90.3652726310217" calcext:value-type="float">
            <text:p>90,37</text:p>
          </table:table-cell>
          <table:table-cell table:formula="of:=([.H12] - [.D12])" office:value-type="float" office:value="78" calcext:value-type="float">
            <text:p>78</text:p>
          </table:table-cell>
          <table:table-cell table:formula="of:=([.J12]/[.C12]*100)" office:value-type="float" office:value="2.06458443620963" calcext:value-type="float">
            <text:p>2,06</text:p>
          </table:table-cell>
          <table:table-cell/>
          <table:table-cell office:value-type="float" office:value="3142" calcext:value-type="float">
            <text:p>3142</text:p>
          </table:table-cell>
          <table:table-cell table:formula="of:=([.M12]/[.C12]*100)" office:value-type="float" office:value="83.1656961355214" calcext:value-type="float">
            <text:p>83,17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293103" calcext:value-type="float">
            <text:p>293103</text:p>
          </table:table-cell>
          <table:table-cell table:formula="of:=([.D13]/[.C13]*100)" office:value-type="float" office:value="59.1984957151715" calcext:value-type="float">
            <text:p>59,20</text:p>
          </table:table-cell>
          <table:table-cell office:value-type="float" office:value="297491" calcext:value-type="float">
            <text:p>297491</text:p>
          </table:table-cell>
          <table:table-cell table:formula="of:=([.F13]/[.C13]*100)" office:value-type="float" office:value="60.0847473031736" calcext:value-type="float">
            <text:p>60,08</text:p>
          </table:table-cell>
          <table:table-cell office:value-type="float" office:value="322210" calcext:value-type="float">
            <text:p>322210</text:p>
          </table:table-cell>
          <table:table-cell table:formula="of:=([.H13]/[.C13]*100)" office:value-type="float" office:value="65.0772844508088" calcext:value-type="float">
            <text:p>65,08</text:p>
          </table:table-cell>
          <table:table-cell table:formula="of:=([.H13] - [.D13])" office:value-type="float" office:value="29107" calcext:value-type="float">
            <text:p>29107</text:p>
          </table:table-cell>
          <table:table-cell table:formula="of:=([.J13]/[.C13]*100)" office:value-type="float" office:value="5.87878873563729" calcext:value-type="float">
            <text:p>5,88</text:p>
          </table:table-cell>
          <table:table-cell/>
          <table:table-cell office:value-type="float" office:value="294347" calcext:value-type="float">
            <text:p>294347</text:p>
          </table:table-cell>
          <table:table-cell table:formula="of:=([.M13]/[.C13]*100)" office:value-type="float" office:value="59.4497484443134" calcext:value-type="float">
            <text:p>59,4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8232" calcext:value-type="float">
            <text:p>8232</text:p>
          </table:table-cell>
          <table:table-cell table:formula="of:=([.D14]/[.C14]*100)" office:value-type="float" office:value="60.8920778164065" calcext:value-type="float">
            <text:p>60,89</text:p>
          </table:table-cell>
          <table:table-cell office:value-type="float" office:value="10573" calcext:value-type="float">
            <text:p>10573</text:p>
          </table:table-cell>
          <table:table-cell table:formula="of:=([.F14]/[.C14]*100)" office:value-type="float" office:value="78.2084473703676" calcext:value-type="float">
            <text:p>78,21</text:p>
          </table:table-cell>
          <table:table-cell office:value-type="float" office:value="10719" calcext:value-type="float">
            <text:p>10719</text:p>
          </table:table-cell>
          <table:table-cell table:formula="of:=([.H14]/[.C14]*100)" office:value-type="float" office:value="79.2884089059842" calcext:value-type="float">
            <text:p>79,29</text:p>
          </table:table-cell>
          <table:table-cell table:formula="of:=([.H14] - [.D14])" office:value-type="float" office:value="2487" calcext:value-type="float">
            <text:p>2487</text:p>
          </table:table-cell>
          <table:table-cell table:formula="of:=([.J14]/[.C14]*100)" office:value-type="float" office:value="18.3963310895776" calcext:value-type="float">
            <text:p>18,40</text:p>
          </table:table-cell>
          <table:table-cell/>
          <table:table-cell office:value-type="float" office:value="10573" calcext:value-type="float">
            <text:p>10573</text:p>
          </table:table-cell>
          <table:table-cell table:formula="of:=([.M14]/[.C14]*100)" office:value-type="float" office:value="78.2084473703676" calcext:value-type="float">
            <text:p>78,21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loader/loader</text:p>
          </table:table-cell>
          <table:table-cell office:value-type="float" office:value="13782" calcext:value-type="float">
            <text:p>13782</text:p>
          </table:table-cell>
          <table:table-cell office:value-type="float" office:value="4073" calcext:value-type="float">
            <text:p>4073</text:p>
          </table:table-cell>
          <table:table-cell table:formula="of:=([.D15]/[.C15]*100)" office:value-type="float" office:value="29.5530401973589" calcext:value-type="float">
            <text:p>29,55</text:p>
          </table:table-cell>
          <table:table-cell office:value-type="float" office:value="5026" calcext:value-type="float">
            <text:p>5026</text:p>
          </table:table-cell>
          <table:table-cell table:formula="of:=([.F15]/[.C15]*100)" office:value-type="float" office:value="36.4678566245828" calcext:value-type="float">
            <text:p>36,47</text:p>
          </table:table-cell>
          <table:table-cell office:value-type="float" office:value="6352" calcext:value-type="float">
            <text:p>6352</text:p>
          </table:table-cell>
          <table:table-cell table:formula="of:=([.H15]/[.C15]*100)" office:value-type="float" office:value="46.0891017268902" calcext:value-type="float">
            <text:p>46,09</text:p>
          </table:table-cell>
          <table:table-cell table:formula="of:=([.H15] - [.D15])" office:value-type="float" office:value="2279" calcext:value-type="float">
            <text:p>2279</text:p>
          </table:table-cell>
          <table:table-cell table:formula="of:=([.J15]/[.C15]*100)" office:value-type="float" office:value="16.5360615295313" calcext:value-type="float">
            <text:p>16,54</text:p>
          </table:table-cell>
          <table:table-cell/>
          <table:table-cell office:value-type="float" office:value="5024" calcext:value-type="float">
            <text:p>5024</text:p>
          </table:table-cell>
          <table:table-cell table:formula="of:=([.M15]/[.C15]*100)" office:value-type="float" office:value="36.4533449426789" calcext:value-type="float">
            <text:p>36,4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6594" calcext:value-type="float">
            <text:p>6594</text:p>
          </table:table-cell>
          <table:table-cell table:formula="of:=([.D16]/[.C16]*100)" office:value-type="float" office:value="24.0903112669882" calcext:value-type="float">
            <text:p>24,09</text:p>
          </table:table-cell>
          <table:table-cell office:value-type="float" office:value="12713" calcext:value-type="float">
            <text:p>12713</text:p>
          </table:table-cell>
          <table:table-cell table:formula="of:=([.F16]/[.C16]*100)" office:value-type="float" office:value="46.4452725412831" calcext:value-type="float">
            <text:p>46,45</text:p>
          </table:table-cell>
          <table:table-cell office:value-type="float" office:value="13560" calcext:value-type="float">
            <text:p>13560</text:p>
          </table:table-cell>
          <table:table-cell table:formula="of:=([.H16]/[.C16]*100)" office:value-type="float" office:value="49.5396755808856" calcext:value-type="float">
            <text:p>49,54</text:p>
          </table:table-cell>
          <table:table-cell table:formula="of:=([.H16] - [.D16])" office:value-type="float" office:value="6966" calcext:value-type="float">
            <text:p>6966</text:p>
          </table:table-cell>
          <table:table-cell table:formula="of:=([.J16]/[.C16]*100)" office:value-type="float" office:value="25.4493643138974" calcext:value-type="float">
            <text:p>25,45</text:p>
          </table:table-cell>
          <table:table-cell/>
          <table:table-cell office:value-type="float" office:value="12713" calcext:value-type="float">
            <text:p>12713</text:p>
          </table:table-cell>
          <table:table-cell table:formula="of:=([.M16]/[.C16]*100)" office:value-type="float" office:value="46.4452725412831" calcext:value-type="float">
            <text:p>46,4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simulator/simulator</text:p>
          </table:table-cell>
          <table:table-cell office:value-type="float" office:value="25591" calcext:value-type="float">
            <text:p>25591</text:p>
          </table:table-cell>
          <table:table-cell office:value-type="float" office:value="11855" calcext:value-type="float">
            <text:p>11855</text:p>
          </table:table-cell>
          <table:table-cell table:formula="of:=([.D17]/[.C17]*100)" office:value-type="float" office:value="46.324879840569" calcext:value-type="float">
            <text:p>46,32</text:p>
          </table:table-cell>
          <table:table-cell office:value-type="float" office:value="10557" calcext:value-type="float">
            <text:p>10557</text:p>
          </table:table-cell>
          <table:table-cell table:formula="of:=([.F17]/[.C17]*100)" office:value-type="float" office:value="41.252784181939" calcext:value-type="float">
            <text:p>41,25</text:p>
          </table:table-cell>
          <table:table-cell office:value-type="float" office:value="13376" calcext:value-type="float">
            <text:p>13376</text:p>
          </table:table-cell>
          <table:table-cell table:formula="of:=([.H17]/[.C17]*100)" office:value-type="float" office:value="52.2683756007972" calcext:value-type="float">
            <text:p>52,27</text:p>
          </table:table-cell>
          <table:table-cell table:formula="of:=([.H17] - [.D17])" office:value-type="float" office:value="1521" calcext:value-type="float">
            <text:p>1521</text:p>
          </table:table-cell>
          <table:table-cell table:formula="of:=([.J17]/[.C17]*100)" office:value-type="float" office:value="5.94349576022821" calcext:value-type="float">
            <text:p>5,94</text:p>
          </table:table-cell>
          <table:table-cell/>
          <table:table-cell office:value-type="float" office:value="10555" calcext:value-type="float">
            <text:p>10555</text:p>
          </table:table-cell>
          <table:table-cell table:formula="of:=([.M17]/[.C17]*100)" office:value-type="float" office:value="41.244968934391" calcext:value-type="float">
            <text:p>41,2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22880" calcext:value-type="float">
            <text:p>22880</text:p>
          </table:table-cell>
          <table:table-cell table:formula="of:=([.D18]/[.C18]*100)" office:value-type="float" office:value="37.3575417170101" calcext:value-type="float">
            <text:p>37,36</text:p>
          </table:table-cell>
          <table:table-cell office:value-type="float" office:value="26289" calcext:value-type="float">
            <text:p>26289</text:p>
          </table:table-cell>
          <table:table-cell table:formula="of:=([.F18]/[.C18]*100)" office:value-type="float" office:value="42.9236195016817" calcext:value-type="float">
            <text:p>42,92</text:p>
          </table:table-cell>
          <table:table-cell office:value-type="float" office:value="29977" calcext:value-type="float">
            <text:p>29977</text:p>
          </table:table-cell>
          <table:table-cell table:formula="of:=([.H18]/[.C18]*100)" office:value-type="float" office:value="48.945237239983" calcext:value-type="float">
            <text:p>48,95</text:p>
          </table:table-cell>
          <table:table-cell table:formula="of:=([.H18] - [.D18])" office:value-type="float" office:value="7097" calcext:value-type="float">
            <text:p>7097</text:p>
          </table:table-cell>
          <table:table-cell table:formula="of:=([.J18]/[.C18]*100)" office:value-type="float" office:value="11.5876955229729" calcext:value-type="float">
            <text:p>11,59</text:p>
          </table:table-cell>
          <table:table-cell/>
          <table:table-cell office:value-type="float" office:value="26298" calcext:value-type="float">
            <text:p>26298</text:p>
          </table:table-cell>
          <table:table-cell table:formula="of:=([.M18]/[.C18]*100)" office:value-type="float" office:value="42.9383143388956" calcext:value-type="float">
            <text:p>42,9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37876" calcext:value-type="float">
            <text:p>37876</text:p>
          </table:table-cell>
          <table:table-cell table:formula="of:=([.D19]/[.C19]*100)" office:value-type="float" office:value="44.3829901920576" calcext:value-type="float">
            <text:p>44,38</text:p>
          </table:table-cell>
          <table:table-cell office:value-type="float" office:value="28948" calcext:value-type="float">
            <text:p>28948</text:p>
          </table:table-cell>
          <table:table-cell table:formula="of:=([.F19]/[.C19]*100)" office:value-type="float" office:value="33.9211849213138" calcext:value-type="float">
            <text:p>33,92</text:p>
          </table:table-cell>
          <table:table-cell office:value-type="float" office:value="41675" calcext:value-type="float">
            <text:p>41675</text:p>
          </table:table-cell>
          <table:table-cell table:formula="of:=([.H19]/[.C19]*100)" office:value-type="float" office:value="48.8346476991762" calcext:value-type="float">
            <text:p>48,83</text:p>
          </table:table-cell>
          <table:table-cell table:formula="of:=([.H19] - [.D19])" office:value-type="float" office:value="3799" calcext:value-type="float">
            <text:p>3799</text:p>
          </table:table-cell>
          <table:table-cell table:formula="of:=([.J19]/[.C19]*100)" office:value-type="float" office:value="4.45165750711867" calcext:value-type="float">
            <text:p>4,45</text:p>
          </table:table-cell>
          <table:table-cell/>
          <table:table-cell office:value-type="float" office:value="28948" calcext:value-type="float">
            <text:p>28948</text:p>
          </table:table-cell>
          <table:table-cell table:formula="of:=([.M19]/[.C19]*100)" office:value-type="float" office:value="33.9211849213138" calcext:value-type="float">
            <text:p>33,92</text:p>
          </table:table-cell>
          <table:table-cell table:number-columns-repeated="3"/>
        </table:table-row>
        <table:table-row table:style-name="ro2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3114" calcext:value-type="float">
            <text:p>3114</text:p>
          </table:table-cell>
          <table:table-cell office:value-type="float" office:value="1023" calcext:value-type="float">
            <text:p>1023</text:p>
          </table:table-cell>
          <table:table-cell table:formula="of:=([.D20]/[.C20]*100)" office:value-type="float" office:value="32.8516377649326" calcext:value-type="float">
            <text:p>32,85</text:p>
          </table:table-cell>
          <table:table-cell office:value-type="float" office:value="1660" calcext:value-type="float">
            <text:p>1660</text:p>
          </table:table-cell>
          <table:table-cell table:formula="of:=([.F20]/[.C20]*100)" office:value-type="float" office:value="53.3076429030186" calcext:value-type="float">
            <text:p>53,31</text:p>
          </table:table-cell>
          <table:table-cell office:value-type="float" office:value="1854" calcext:value-type="float">
            <text:p>1854</text:p>
          </table:table-cell>
          <table:table-cell table:formula="of:=([.H20]/[.C20]*100)" office:value-type="float" office:value="59.5375722543353" calcext:value-type="float">
            <text:p>59,54</text:p>
          </table:table-cell>
          <table:table-cell table:formula="of:=([.H20] - [.D20])" office:value-type="float" office:value="831" calcext:value-type="float">
            <text:p>831</text:p>
          </table:table-cell>
          <table:table-cell table:formula="of:=([.J20]/[.C20]*100)" office:value-type="float" office:value="26.6859344894027" calcext:value-type="float">
            <text:p>26,69</text:p>
          </table:table-cell>
          <table:table-cell/>
          <table:table-cell office:value-type="float" office:value="1659" calcext:value-type="float">
            <text:p>1659</text:p>
          </table:table-cell>
          <table:table-cell table:formula="of:=([.M20]/[.C20]*100)" office:value-type="float" office:value="53.2755298651252" calcext:value-type="float">
            <text:p>53,28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61482" calcext:value-type="float">
            <text:p>61482</text:p>
          </table:table-cell>
          <table:table-cell table:formula="of:=([.D21]/[.C21]*100)" office:value-type="float" office:value="30.9461731278376" calcext:value-type="float">
            <text:p>30,95</text:p>
          </table:table-cell>
          <table:table-cell office:value-type="float" office:value="95091" calcext:value-type="float">
            <text:p>95091</text:p>
          </table:table-cell>
          <table:table-cell table:formula="of:=([.F21]/[.C21]*100)" office:value-type="float" office:value="47.8628305666569" calcext:value-type="float">
            <text:p>47,86</text:p>
          </table:table-cell>
          <table:table-cell office:value-type="float" office:value="99361" calcext:value-type="float">
            <text:p>99361</text:p>
          </table:table-cell>
          <table:table-cell table:formula="of:=([.H21]/[.C21]*100)" office:value-type="float" office:value="50.0120800910034" calcext:value-type="float">
            <text:p>50,01</text:p>
          </table:table-cell>
          <table:table-cell table:formula="of:=([.H21] - [.D21])" office:value-type="float" office:value="37879" calcext:value-type="float">
            <text:p>37879</text:p>
          </table:table-cell>
          <table:table-cell table:formula="of:=([.J21]/[.C21]*100)" office:value-type="float" office:value="19.0659069631658" calcext:value-type="float">
            <text:p>19,07</text:p>
          </table:table-cell>
          <table:table-cell/>
          <table:table-cell office:value-type="float" office:value="95091" calcext:value-type="float">
            <text:p>95091</text:p>
          </table:table-cell>
          <table:table-cell table:formula="of:=([.M21]/[.C21]*100)" office:value-type="float" office:value="47.8628305666569" calcext:value-type="float">
            <text:p>47,86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401" calcext:value-type="float">
            <text:p>401</text:p>
          </table:table-cell>
          <table:table-cell table:formula="of:=([.D22]/[.C22]*100)" office:value-type="float" office:value="5.23498694516971" calcext:value-type="float">
            <text:p>5,23</text:p>
          </table:table-cell>
          <table:table-cell office:value-type="float" office:value="1888" calcext:value-type="float">
            <text:p>1888</text:p>
          </table:table-cell>
          <table:table-cell table:formula="of:=([.F22]/[.C22]*100)" office:value-type="float" office:value="24.6475195822454" calcext:value-type="float">
            <text:p>24,65</text:p>
          </table:table-cell>
          <table:table-cell office:value-type="float" office:value="1985" calcext:value-type="float">
            <text:p>1985</text:p>
          </table:table-cell>
          <table:table-cell table:formula="of:=([.H22]/[.C22]*100)" office:value-type="float" office:value="25.9138381201044" calcext:value-type="float">
            <text:p>25,91</text:p>
          </table:table-cell>
          <table:table-cell table:formula="of:=([.H22] - [.D22])" office:value-type="float" office:value="1584" calcext:value-type="float">
            <text:p>1584</text:p>
          </table:table-cell>
          <table:table-cell table:formula="of:=([.J22]/[.C22]*100)" office:value-type="float" office:value="20.6788511749347" calcext:value-type="float">
            <text:p>20,68</text:p>
          </table:table-cell>
          <table:table-cell/>
          <table:table-cell office:value-type="float" office:value="1888" calcext:value-type="float">
            <text:p>1888</text:p>
          </table:table-cell>
          <table:table-cell table:formula="of:=([.M22]/[.C22]*100)" office:value-type="float" office:value="24.6475195822454" calcext:value-type="float">
            <text:p>24,6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3304" calcext:value-type="float">
            <text:p>3304</text:p>
          </table:table-cell>
          <table:table-cell table:formula="of:=([.D23]/[.C23]*100)" office:value-type="float" office:value="22.9811504486332" calcext:value-type="float">
            <text:p>22,98</text:p>
          </table:table-cell>
          <table:table-cell office:value-type="float" office:value="3105" calcext:value-type="float">
            <text:p>3105</text:p>
          </table:table-cell>
          <table:table-cell table:formula="of:=([.F23]/[.C23]*100)" office:value-type="float" office:value="21.5969952006677" calcext:value-type="float">
            <text:p>21,60</text:p>
          </table:table-cell>
          <table:table-cell office:value-type="float" office:value="3983" calcext:value-type="float">
            <text:p>3983</text:p>
          </table:table-cell>
          <table:table-cell table:formula="of:=([.H23]/[.C23]*100)" office:value-type="float" office:value="27.7039716213396" calcext:value-type="float">
            <text:p>27,70</text:p>
          </table:table-cell>
          <table:table-cell table:formula="of:=([.H23] - [.D23])" office:value-type="float" office:value="679" calcext:value-type="float">
            <text:p>679</text:p>
          </table:table-cell>
          <table:table-cell table:formula="of:=([.J23]/[.C23]*100)" office:value-type="float" office:value="4.72282117270641" calcext:value-type="float">
            <text:p>4,72</text:p>
          </table:table-cell>
          <table:table-cell/>
          <table:table-cell office:value-type="float" office:value="3105" calcext:value-type="float">
            <text:p>3105</text:p>
          </table:table-cell>
          <table:table-cell table:formula="of:=([.M23]/[.C23]*100)" office:value-type="float" office:value="21.5969952006677" calcext:value-type="float">
            <text:p>21,60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2763" calcext:value-type="float">
            <text:p>2763</text:p>
          </table:table-cell>
          <table:table-cell table:formula="of:=([.D24]/[.C24]*100)" office:value-type="float" office:value="7.22126391720245" calcext:value-type="float">
            <text:p>7,22</text:p>
          </table:table-cell>
          <table:table-cell office:value-type="float" office:value="4909" calcext:value-type="float">
            <text:p>4909</text:p>
          </table:table-cell>
          <table:table-cell table:formula="of:=([.F24]/[.C24]*100)" office:value-type="float" office:value="12.8299618420365" calcext:value-type="float">
            <text:p>12,83</text:p>
          </table:table-cell>
          <table:table-cell office:value-type="float" office:value="5539" calcext:value-type="float">
            <text:p>5539</text:p>
          </table:table-cell>
          <table:table-cell table:formula="of:=([.H24]/[.C24]*100)" office:value-type="float" office:value="14.4765041032879" calcext:value-type="float">
            <text:p>14,48</text:p>
          </table:table-cell>
          <table:table-cell table:formula="of:=([.H24] - [.D24])" office:value-type="float" office:value="2776" calcext:value-type="float">
            <text:p>2776</text:p>
          </table:table-cell>
          <table:table-cell table:formula="of:=([.J24]/[.C24]*100)" office:value-type="float" office:value="7.25524018608541" calcext:value-type="float">
            <text:p>7,26</text:p>
          </table:table-cell>
          <table:table-cell/>
          <table:table-cell office:value-type="float" office:value="4810" calcext:value-type="float">
            <text:p>4810</text:p>
          </table:table-cell>
          <table:table-cell table:formula="of:=([.M24]/[.C24]*100)" office:value-type="float" office:value="12.571219486697" calcext:value-type="float">
            <text:p>12,57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5" office:value-type="string" calcext:value-type="string">
            <text:p>Total</text:p>
          </table:table-cell>
          <table:table-cell table:formula="of:=SUM([.C3:.C24])" office:value-type="float" office:value="3093541" calcext:value-type="float">
            <text:p>3093541</text:p>
          </table:table-cell>
          <table:table-cell table:style-name="ce5" table:formula="of:=SUM([.D3:.D24])" office:value-type="float" office:value="953711" calcext:value-type="float">
            <text:p>953711</text:p>
          </table:table-cell>
          <table:table-cell table:style-name="ce7" table:formula="of:=([.D25]/[.C25]*100)" office:value-type="float" office:value="30.829104899531" calcext:value-type="float">
            <text:p>30,83</text:p>
          </table:table-cell>
          <table:table-cell table:style-name="ce5" table:formula="of:=SUM([.F3:.F24])" office:value-type="float" office:value="1291002" calcext:value-type="float">
            <text:p>1291002</text:p>
          </table:table-cell>
          <table:table-cell table:style-name="ce7" table:formula="of:=([.F25]/[.C25]*100)" office:value-type="float" office:value="41.7321768161469" calcext:value-type="float">
            <text:p>41,73</text:p>
          </table:table-cell>
          <table:table-cell table:style-name="ce5" table:formula="of:=SUM([.H3:.H24])" office:value-type="float" office:value="1439419" calcext:value-type="float">
            <text:p>1439419</text:p>
          </table:table-cell>
          <table:table-cell table:style-name="ce7" table:formula="of:=([.H25]/[.C25]*100)" office:value-type="float" office:value="46.5298180951861" calcext:value-type="float">
            <text:p>46,53</text:p>
          </table:table-cell>
          <table:table-cell table:style-name="ce5" table:formula="of:=SUM([.J3:.J24])" office:value-type="float" office:value="485708" calcext:value-type="float">
            <text:p>485708</text:p>
          </table:table-cell>
          <table:table-cell table:style-name="ce7" table:formula="of:=([.J25]/[.C25]*100)" office:value-type="float" office:value="15.7007131956551" calcext:value-type="float">
            <text:p>15,70</text:p>
          </table:table-cell>
          <table:table-cell/>
          <table:table-cell table:style-name="ce5" table:formula="of:=SUM([.M3:.M24])" office:value-type="float" office:value="1287099" calcext:value-type="float">
            <text:p>1287099</text:p>
          </table:table-cell>
          <table:table-cell table:style-name="ce7" table:formula="of:=([.M25]/[.C25]*100)" office:value-type="float" office:value="41.6060107171685" calcext:value-type="float">
            <text:p>41,6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11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globalsmodref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libcall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objc-arc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cev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tb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ll together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8662" calcext:value-type="float">
            <text:p>8662</text:p>
          </table:table-cell>
          <table:table-cell table:formula="of:=([.D29]/[.$C29]*100)" office:value-type="float" office:value="9.70477844378466" calcext:value-type="float">
            <text:p>9,70</text:p>
          </table:table-cell>
          <table:table-cell office:value-type="float" office:value="825" calcext:value-type="float">
            <text:p>825</text:p>
          </table:table-cell>
          <table:table-cell table:formula="of:=([.F29]/[.$C29]*100)" office:value-type="float" office:value="0.924317965380091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([.H29]/[.$C2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29]/[.$C29]*100)" office:value-type="float" office:value="0" calcext:value-type="float">
            <text:p>0,00</text:p>
          </table:table-cell>
          <table:table-cell table:style-name="ce4" office:value-type="float" office:value="777" calcext:value-type="float">
            <text:p>777</text:p>
          </table:table-cell>
          <table:table-cell table:style-name="ce6" table:formula="of:=([.L29]/[.$C29]*100)" office:value-type="float" office:value="0.870539465576158" calcext:value-type="float">
            <text:p>0,8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29]/[.$C29]*100)" office:value-type="float" office:value="0" calcext:value-type="float">
            <text:p>0,00</text:p>
          </table:table-cell>
          <table:table-cell table:style-name="ce4" office:value-type="float" office:value="8865" calcext:value-type="float">
            <text:p>8865</text:p>
          </table:table-cell>
          <table:table-cell table:style-name="ce6" table:formula="of:=([.P29]/[.$C29]*100)" office:value-type="float" office:value="9.93221668253879" calcext:value-type="float">
            <text:p>9,93</text:p>
          </table:table-cell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99348" calcext:value-type="float">
            <text:p>99348</text:p>
          </table:table-cell>
          <table:table-cell table:formula="of:=([.D30]/[.$C30]*100)" office:value-type="float" office:value="12.6200581029772" calcext:value-type="float">
            <text:p>12,62</text:p>
          </table:table-cell>
          <table:table-cell office:value-type="float" office:value="4691" calcext:value-type="float">
            <text:p>4691</text:p>
          </table:table-cell>
          <table:table-cell table:formula="of:=([.F30]/[.$C30]*100)" office:value-type="float" office:value="0.59589214237897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table:formula="of:=([.H30]/[.$C3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0]/[.$C30]*100)" office:value-type="float" office:value="0" calcext:value-type="float">
            <text:p>0,00</text:p>
          </table:table-cell>
          <table:table-cell table:style-name="ce4" office:value-type="float" office:value="18798" calcext:value-type="float">
            <text:p>18798</text:p>
          </table:table-cell>
          <table:table-cell table:style-name="ce6" table:formula="of:=([.L30]/[.$C30]*100)" office:value-type="float" office:value="2.38788754901724" calcext:value-type="float">
            <text:p>2,3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0]/[.$C30]*100)" office:value-type="float" office:value="0" calcext:value-type="float">
            <text:p>0,00</text:p>
          </table:table-cell>
          <table:table-cell table:style-name="ce4" office:value-type="float" office:value="99711" calcext:value-type="float">
            <text:p>99711</text:p>
          </table:table-cell>
          <table:table-cell table:style-name="ce6" table:formula="of:=([.P30]/[.$C30]*100)" office:value-type="float" office:value="12.6661695605947" calcext:value-type="float">
            <text:p>12,67</text:p>
          </table:table-cell>
        </table:table-row>
        <table:table-row table:style-name="ro2">
          <table:covered-table-cell/>
          <table:table-cell office:value-type="string" calcext:value-type="string">
            <text:p>gs/gs</text:p>
          </table:table-cell>
          <table:table-cell office:value-type="float" office:value="608374" calcext:value-type="float">
            <text:p>608374</text:p>
          </table:table-cell>
          <table:table-cell office:value-type="float" office:value="247414" calcext:value-type="float">
            <text:p>247414</text:p>
          </table:table-cell>
          <table:table-cell table:formula="of:=([.D31]/[.$C31]*100)" office:value-type="float" office:value="40.6680758875297" calcext:value-type="float">
            <text:p>40,67</text:p>
          </table:table-cell>
          <table:table-cell office:value-type="float" office:value="2311" calcext:value-type="float">
            <text:p>2311</text:p>
          </table:table-cell>
          <table:table-cell table:formula="of:=([.F31]/[.$C31]*100)" office:value-type="float" office:value="0.379865017242683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([.H31]/[.$C3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1]/[.$C31]*100)" office:value-type="float" office:value="0" calcext:value-type="float">
            <text:p>0,00</text:p>
          </table:table-cell>
          <table:table-cell table:style-name="ce4" office:value-type="float" office:value="94692" calcext:value-type="float">
            <text:p>94692</text:p>
          </table:table-cell>
          <table:table-cell table:style-name="ce6" table:formula="of:=([.L31]/[.$C31]*100)" office:value-type="float" office:value="15.5647677251165" calcext:value-type="float">
            <text:p>15,5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1]/[.$C31]*100)" office:value-type="float" office:value="0" calcext:value-type="float">
            <text:p>0,00</text:p>
          </table:table-cell>
          <table:table-cell table:style-name="ce4" office:value-type="float" office:value="251234" calcext:value-type="float">
            <text:p>251234</text:p>
          </table:table-cell>
          <table:table-cell table:style-name="ce6" table:formula="of:=([.P31]/[.$C31]*100)" office:value-type="float" office:value="41.2959791181083" calcext:value-type="float">
            <text:p>41,30</text:p>
          </table:table-cell>
        </table:table-row>
        <table:table-row table:style-name="ro2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627" calcext:value-type="float">
            <text:p>627</text:p>
          </table:table-cell>
          <table:table-cell table:formula="of:=([.D32]/[.$C32]*100)" office:value-type="float" office:value="64.3737166324435" calcext:value-type="float">
            <text:p>64,37</text:p>
          </table:table-cell>
          <table:table-cell office:value-type="float" office:value="0" calcext:value-type="float">
            <text:p>0</text:p>
          </table:table-cell>
          <table:table-cell table:formula="of:=([.F32]/[.$C3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2]/[.$C3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2]/[.$C32]*100)" office:value-type="float" office:value="0" calcext:value-type="float">
            <text:p>0,00</text:p>
          </table:table-cell>
          <table:table-cell table:style-name="ce4" office:value-type="float" office:value="159" calcext:value-type="float">
            <text:p>159</text:p>
          </table:table-cell>
          <table:table-cell table:style-name="ce6" table:formula="of:=([.L32]/[.$C32]*100)" office:value-type="float" office:value="16.3244353182752" calcext:value-type="float">
            <text:p>16,3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2]/[.$C32]*100)" office:value-type="float" office:value="0" calcext:value-type="float">
            <text:p>0,00</text:p>
          </table:table-cell>
          <table:table-cell table:style-name="ce4" office:value-type="float" office:value="630" calcext:value-type="float">
            <text:p>630</text:p>
          </table:table-cell>
          <table:table-cell table:style-name="ce6" table:formula="of:=([.P32]/[.$C32]*100)" office:value-type="float" office:value="64.6817248459959" calcext:value-type="float">
            <text:p>64,68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32709" calcext:value-type="float">
            <text:p>32709</text:p>
          </table:table-cell>
          <table:table-cell table:formula="of:=([.D33]/[.$C33]*100)" office:value-type="float" office:value="20.5651017598129" calcext:value-type="float">
            <text:p>20,57</text:p>
          </table:table-cell>
          <table:table-cell office:value-type="float" office:value="10741" calcext:value-type="float">
            <text:p>10741</text:p>
          </table:table-cell>
          <table:table-cell table:formula="of:=([.F33]/[.$C33]*100)" office:value-type="float" office:value="6.75317979767496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([.H33]/[.$C3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3]/[.$C33]*100)" office:value-type="float" office:value="0" calcext:value-type="float">
            <text:p>0,00</text:p>
          </table:table-cell>
          <table:table-cell table:style-name="ce4" office:value-type="float" office:value="1558" calcext:value-type="float">
            <text:p>1558</text:p>
          </table:table-cell>
          <table:table-cell table:style-name="ce6" table:formula="of:=([.L33]/[.$C33]*100)" office:value-type="float" office:value="0.979560015340991" calcext:value-type="float">
            <text:p>0,9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3]/[.$C33]*100)" office:value-type="float" office:value="0" calcext:value-type="float">
            <text:p>0,00</text:p>
          </table:table-cell>
          <table:table-cell table:style-name="ce4" office:value-type="float" office:value="32713" calcext:value-type="float">
            <text:p>32713</text:p>
          </table:table-cell>
          <table:table-cell table:style-name="ce6" table:formula="of:=([.P33]/[.$C33]*100)" office:value-type="float" office:value="20.567616676412" calcext:value-type="float">
            <text:p>20,57</text:p>
          </table:table-cell>
        </table:table-row>
        <table:table-row table:style-name="ro2">
          <table:covered-table-cell/>
          <table:table-cell office:value-type="string" calcext:value-type="string">
            <text:p>assembler/assembler</text:p>
          </table:table-cell>
          <table:table-cell office:value-type="float" office:value="35474" calcext:value-type="float">
            <text:p>35474</text:p>
          </table:table-cell>
          <table:table-cell office:value-type="float" office:value="14298" calcext:value-type="float">
            <text:p>14298</text:p>
          </table:table-cell>
          <table:table-cell table:formula="of:=([.D34]/[.$C34]*100)" office:value-type="float" office:value="40.3055759147545" calcext:value-type="float">
            <text:p>40,31</text:p>
          </table:table-cell>
          <table:table-cell office:value-type="float" office:value="0" calcext:value-type="float">
            <text:p>0</text:p>
          </table:table-cell>
          <table:table-cell table:formula="of:=([.F34]/[.$C3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4]/[.$C3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4]/[.$C34]*100)" office:value-type="float" office:value="0" calcext:value-type="float">
            <text:p>0,00</text:p>
          </table:table-cell>
          <table:table-cell table:style-name="ce4" office:value-type="float" office:value="767" calcext:value-type="float">
            <text:p>767</text:p>
          </table:table-cell>
          <table:table-cell table:style-name="ce6" table:formula="of:=([.L34]/[.$C34]*100)" office:value-type="float" office:value="2.16214692450809" calcext:value-type="float">
            <text:p>2,1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4]/[.$C34]*100)" office:value-type="float" office:value="0" calcext:value-type="float">
            <text:p>0,00</text:p>
          </table:table-cell>
          <table:table-cell table:style-name="ce4" office:value-type="float" office:value="14305" calcext:value-type="float">
            <text:p>14305</text:p>
          </table:table-cell>
          <table:table-cell table:style-name="ce6" table:formula="of:=([.P34]/[.$C34]*100)" office:value-type="float" office:value="40.3253086767774" calcext:value-type="float">
            <text:p>40,33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12484" calcext:value-type="float">
            <text:p>12484</text:p>
          </table:table-cell>
          <table:table-cell table:formula="of:=([.D35]/[.$C35]*100)" office:value-type="float" office:value="10.9484762113572" calcext:value-type="float">
            <text:p>10,95</text:p>
          </table:table-cell>
          <table:table-cell office:value-type="float" office:value="6761" calcext:value-type="float">
            <text:p>6761</text:p>
          </table:table-cell>
          <table:table-cell table:formula="of:=([.F35]/[.$C35]*100)" office:value-type="float" office:value="5.92940144705109" calcext:value-type="float">
            <text:p>5,93</text:p>
          </table:table-cell>
          <table:table-cell office:value-type="float" office:value="0" calcext:value-type="float">
            <text:p>0</text:p>
          </table:table-cell>
          <table:table-cell table:formula="of:=([.H35]/[.$C35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5]/[.$C35]*100)" office:value-type="float" office:value="0" calcext:value-type="float">
            <text:p>0,00</text:p>
          </table:table-cell>
          <table:table-cell table:style-name="ce4" office:value-type="float" office:value="848" calcext:value-type="float">
            <text:p>848</text:p>
          </table:table-cell>
          <table:table-cell table:style-name="ce6" table:formula="of:=([.L35]/[.$C35]*100)" office:value-type="float" office:value="0.743696557772418" calcext:value-type="float">
            <text:p>0,7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5]/[.$C35]*100)" office:value-type="float" office:value="0" calcext:value-type="float">
            <text:p>0,00</text:p>
          </table:table-cell>
          <table:table-cell table:style-name="ce4" office:value-type="float" office:value="12681" calcext:value-type="float">
            <text:p>12681</text:p>
          </table:table-cell>
          <table:table-cell table:style-name="ce6" table:formula="of:=([.P35]/[.$C35]*100)" office:value-type="float" office:value="11.121245340934" calcext:value-type="float">
            <text:p>11,12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74846" calcext:value-type="float">
            <text:p>74846</text:p>
          </table:table-cell>
          <table:table-cell table:formula="of:=([.D36]/[.$C36]*100)" office:value-type="float" office:value="24.798470596421" calcext:value-type="float">
            <text:p>24,80</text:p>
          </table:table-cell>
          <table:table-cell office:value-type="float" office:value="7" calcext:value-type="float">
            <text:p>7</text:p>
          </table:table-cell>
          <table:table-cell table:formula="of:=([.F36]/[.$C36]*100)" office:value-type="float" office:value="0.00231928618997604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6]/[.$C36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6]/[.$C36]*100)" office:value-type="float" office:value="0" calcext:value-type="float">
            <text:p>0,00</text:p>
          </table:table-cell>
          <table:table-cell table:style-name="ce4" office:value-type="float" office:value="41470" calcext:value-type="float">
            <text:p>41470</text:p>
          </table:table-cell>
          <table:table-cell table:style-name="ce6" table:formula="of:=([.L36]/[.$C36]*100)" office:value-type="float" office:value="13.7401140426152" calcext:value-type="float">
            <text:p>13,7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6]/[.$C36]*100)" office:value-type="float" office:value="0" calcext:value-type="float">
            <text:p>0,00</text:p>
          </table:table-cell>
          <table:table-cell table:style-name="ce4" office:value-type="float" office:value="76620" calcext:value-type="float">
            <text:p>76620</text:p>
          </table:table-cell>
          <table:table-cell table:style-name="ce6" table:formula="of:=([.P36]/[.$C36]*100)" office:value-type="float" office:value="25.3862439822807" calcext:value-type="float">
            <text:p>25,39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6401" calcext:value-type="float">
            <text:p>6401</text:p>
          </table:table-cell>
          <table:table-cell table:formula="of:=([.D37]/[.$C37]*100)" office:value-type="float" office:value="67.2727272727273" calcext:value-type="float">
            <text:p>67,27</text:p>
          </table:table-cell>
          <table:table-cell office:value-type="float" office:value="0" calcext:value-type="float">
            <text:p>0</text:p>
          </table:table-cell>
          <table:table-cell table:formula="of:=([.F37]/[.$C3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7]/[.$C3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7]/[.$C37]*100)" office:value-type="float" office:value="0" calcext:value-type="float">
            <text:p>0,00</text:p>
          </table:table-cell>
          <table:table-cell table:style-name="ce4" office:value-type="float" office:value="47" calcext:value-type="float">
            <text:p>47</text:p>
          </table:table-cell>
          <table:table-cell table:style-name="ce6" table:formula="of:=([.L37]/[.$C37]*100)" office:value-type="float" office:value="0.493956910141881" calcext:value-type="float">
            <text:p>0,4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7]/[.$C37]*100)" office:value-type="float" office:value="0" calcext:value-type="float">
            <text:p>0,00</text:p>
          </table:table-cell>
          <table:table-cell table:style-name="ce4" office:value-type="float" office:value="6436" calcext:value-type="float">
            <text:p>6436</text:p>
          </table:table-cell>
          <table:table-cell table:style-name="ce6" table:formula="of:=([.P37]/[.$C37]*100)" office:value-type="float" office:value="67.6405675249606" calcext:value-type="float">
            <text:p>67,64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3336" calcext:value-type="float">
            <text:p>3336</text:p>
          </table:table-cell>
          <table:table-cell table:formula="of:=([.D38]/[.$C38]*100)" office:value-type="float" office:value="88.3006881948121" calcext:value-type="float">
            <text:p>88,30</text:p>
          </table:table-cell>
          <table:table-cell office:value-type="float" office:value="178" calcext:value-type="float">
            <text:p>178</text:p>
          </table:table-cell>
          <table:table-cell table:formula="of:=([.F38]/[.$C38]*100)" office:value-type="float" office:value="4.71148755955532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table:formula="of:=([.H38]/[.$C38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8]/[.$C38]*100)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formula="of:=([.L38]/[.$C38]*100)" office:value-type="float" office:value="0.105876124933827" calcext:value-type="float">
            <text:p>0,1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8]/[.$C38]*100)" office:value-type="float" office:value="0" calcext:value-type="float">
            <text:p>0,00</text:p>
          </table:table-cell>
          <table:table-cell table:style-name="ce4" office:value-type="float" office:value="3336" calcext:value-type="float">
            <text:p>3336</text:p>
          </table:table-cell>
          <table:table-cell table:style-name="ce6" table:formula="of:=([.P38]/[.$C38]*100)" office:value-type="float" office:value="88.3006881948121" calcext:value-type="float">
            <text:p>88,30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293103" calcext:value-type="float">
            <text:p>293103</text:p>
          </table:table-cell>
          <table:table-cell table:formula="of:=([.D39]/[.$C39]*100)" office:value-type="float" office:value="59.1984957151715" calcext:value-type="float">
            <text:p>59,20</text:p>
          </table:table-cell>
          <table:table-cell office:value-type="float" office:value="0" calcext:value-type="float">
            <text:p>0</text:p>
          </table:table-cell>
          <table:table-cell table:formula="of:=([.F39]/[.$C3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9]/[.$C3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9]/[.$C39]*100)" office:value-type="float" office:value="0" calcext:value-type="float">
            <text:p>0,00</text:p>
          </table:table-cell>
          <table:table-cell table:style-name="ce4" office:value-type="float" office:value="17719" calcext:value-type="float">
            <text:p>17719</text:p>
          </table:table-cell>
          <table:table-cell table:style-name="ce6" table:formula="of:=([.L39]/[.$C39]*100)" office:value-type="float" office:value="3.57873561709407" calcext:value-type="float">
            <text:p>3,5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9]/[.$C39]*100)" office:value-type="float" office:value="0" calcext:value-type="float">
            <text:p>0,00</text:p>
          </table:table-cell>
          <table:table-cell table:style-name="ce4" office:value-type="float" office:value="302793" calcext:value-type="float">
            <text:p>302793</text:p>
          </table:table-cell>
          <table:table-cell table:style-name="ce6" table:formula="of:=([.P39]/[.$C39]*100)" office:value-type="float" office:value="61.1556009767349" calcext:value-type="float">
            <text:p>61,16</text:p>
          </table:table-cell>
        </table:table-row>
        <table:table-row table:style-name="ro2">
          <table:covered-table-cell/>
          <table:table-cell office:value-type="string" calcext:value-type="string">
            <text:p>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8232" calcext:value-type="float">
            <text:p>8232</text:p>
          </table:table-cell>
          <table:table-cell table:formula="of:=([.D40]/[.$C40]*100)" office:value-type="float" office:value="60.8920778164065" calcext:value-type="float">
            <text:p>60,89</text:p>
          </table:table-cell>
          <table:table-cell office:value-type="float" office:value="1277" calcext:value-type="float">
            <text:p>1277</text:p>
          </table:table-cell>
          <table:table-cell table:formula="of:=([.F40]/[.$C40]*100)" office:value-type="float" office:value="9.44596493823508" calcext:value-type="float">
            <text:p>9,45</text:p>
          </table:table-cell>
          <table:table-cell office:value-type="float" office:value="0" calcext:value-type="float">
            <text:p>0</text:p>
          </table:table-cell>
          <table:table-cell table:formula="of:=([.H40]/[.$C4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0]/[.$C40]*100)" office:value-type="float" office:value="0" calcext:value-type="float">
            <text:p>0,00</text:p>
          </table:table-cell>
          <table:table-cell table:style-name="ce4" office:value-type="float" office:value="1248" calcext:value-type="float">
            <text:p>1248</text:p>
          </table:table-cell>
          <table:table-cell table:style-name="ce6" table:formula="of:=([.L40]/[.$C40]*100)" office:value-type="float" office:value="9.23145203047563" calcext:value-type="float">
            <text:p>9,2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0]/[.$C40]*100)" office:value-type="float" office:value="0" calcext:value-type="float">
            <text:p>0,00</text:p>
          </table:table-cell>
          <table:table-cell table:style-name="ce4" office:value-type="float" office:value="9104" calcext:value-type="float">
            <text:p>9104</text:p>
          </table:table-cell>
          <table:table-cell table:style-name="ce6" table:formula="of:=([.P40]/[.$C40]*100)" office:value-type="float" office:value="67.3422590428286" calcext:value-type="float">
            <text:p>67,34</text:p>
          </table:table-cell>
        </table:table-row>
        <table:table-row table:style-name="ro2">
          <table:covered-table-cell/>
          <table:table-cell office:value-type="string" calcext:value-type="string">
            <text:p>loader/loader</text:p>
          </table:table-cell>
          <table:table-cell office:value-type="float" office:value="13782" calcext:value-type="float">
            <text:p>13782</text:p>
          </table:table-cell>
          <table:table-cell office:value-type="float" office:value="4073" calcext:value-type="float">
            <text:p>4073</text:p>
          </table:table-cell>
          <table:table-cell table:formula="of:=([.D41]/[.$C41]*100)" office:value-type="float" office:value="29.5530401973589" calcext:value-type="float">
            <text:p>29,55</text:p>
          </table:table-cell>
          <table:table-cell office:value-type="float" office:value="0" calcext:value-type="float">
            <text:p>0</text:p>
          </table:table-cell>
          <table:table-cell table:formula="of:=([.F41]/[.$C4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1]/[.$C4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1]/[.$C41]*100)" office:value-type="float" office:value="0" calcext:value-type="float">
            <text:p>0,00</text:p>
          </table:table-cell>
          <table:table-cell table:style-name="ce4" office:value-type="float" office:value="320" calcext:value-type="float">
            <text:p>320</text:p>
          </table:table-cell>
          <table:table-cell table:style-name="ce6" table:formula="of:=([.L41]/[.$C41]*100)" office:value-type="float" office:value="2.32186910462923" calcext:value-type="float">
            <text:p>2,3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1]/[.$C41]*100)" office:value-type="float" office:value="0" calcext:value-type="float">
            <text:p>0,00</text:p>
          </table:table-cell>
          <table:table-cell table:style-name="ce4" office:value-type="float" office:value="4091" calcext:value-type="float">
            <text:p>4091</text:p>
          </table:table-cell>
          <table:table-cell table:style-name="ce6" table:formula="of:=([.P41]/[.$C41]*100)" office:value-type="float" office:value="29.6836453344943" calcext:value-type="float">
            <text:p>29,68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6594" calcext:value-type="float">
            <text:p>6594</text:p>
          </table:table-cell>
          <table:table-cell table:formula="of:=([.D42]/[.$C42]*100)" office:value-type="float" office:value="24.0903112669882" calcext:value-type="float">
            <text:p>24,09</text:p>
          </table:table-cell>
          <table:table-cell office:value-type="float" office:value="0" calcext:value-type="float">
            <text:p>0</text:p>
          </table:table-cell>
          <table:table-cell table:formula="of:=([.F42]/[.$C4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2]/[.$C4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2]/[.$C42]*100)" office:value-type="float" office:value="0" calcext:value-type="float">
            <text:p>0,00</text:p>
          </table:table-cell>
          <table:table-cell table:style-name="ce4" office:value-type="float" office:value="793" calcext:value-type="float">
            <text:p>793</text:p>
          </table:table-cell>
          <table:table-cell table:style-name="ce6" table:formula="of:=([.L42]/[.$C42]*100)" office:value-type="float" office:value="2.89712114569633" calcext:value-type="float">
            <text:p>2,9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2]/[.$C42]*100)" office:value-type="float" office:value="0" calcext:value-type="float">
            <text:p>0,00</text:p>
          </table:table-cell>
          <table:table-cell table:style-name="ce4" office:value-type="float" office:value="6594" calcext:value-type="float">
            <text:p>6594</text:p>
          </table:table-cell>
          <table:table-cell table:style-name="ce6" table:formula="of:=([.P42]/[.$C42]*100)" office:value-type="float" office:value="24.0903112669882" calcext:value-type="float">
            <text:p>24,09</text:p>
          </table:table-cell>
        </table:table-row>
        <table:table-row table:style-name="ro2">
          <table:covered-table-cell/>
          <table:table-cell office:value-type="string" calcext:value-type="string">
            <text:p>simulator/simulator</text:p>
          </table:table-cell>
          <table:table-cell office:value-type="float" office:value="25591" calcext:value-type="float">
            <text:p>25591</text:p>
          </table:table-cell>
          <table:table-cell office:value-type="float" office:value="11855" calcext:value-type="float">
            <text:p>11855</text:p>
          </table:table-cell>
          <table:table-cell table:formula="of:=([.D43]/[.$C43]*100)" office:value-type="float" office:value="46.324879840569" calcext:value-type="float">
            <text:p>46,32</text:p>
          </table:table-cell>
          <table:table-cell office:value-type="float" office:value="0" calcext:value-type="float">
            <text:p>0</text:p>
          </table:table-cell>
          <table:table-cell table:formula="of:=([.F43]/[.$C4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3]/[.$C4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3]/[.$C43]*100)" office:value-type="float" office:value="0" calcext:value-type="float">
            <text:p>0,00</text:p>
          </table:table-cell>
          <table:table-cell table:style-name="ce4" office:value-type="float" office:value="911" calcext:value-type="float">
            <text:p>911</text:p>
          </table:table-cell>
          <table:table-cell table:style-name="ce6" table:formula="of:=([.L43]/[.$C43]*100)" office:value-type="float" office:value="3.55984525809855" calcext:value-type="float">
            <text:p>3,5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3]/[.$C43]*100)" office:value-type="float" office:value="0" calcext:value-type="float">
            <text:p>0,00</text:p>
          </table:table-cell>
          <table:table-cell table:style-name="ce4" office:value-type="float" office:value="11883" calcext:value-type="float">
            <text:p>11883</text:p>
          </table:table-cell>
          <table:table-cell table:style-name="ce6" table:formula="of:=([.P43]/[.$C43]*100)" office:value-type="float" office:value="46.4342933062405" calcext:value-type="float">
            <text:p>46,43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22880" calcext:value-type="float">
            <text:p>22880</text:p>
          </table:table-cell>
          <table:table-cell table:formula="of:=([.D44]/[.$C44]*100)" office:value-type="float" office:value="37.3575417170101" calcext:value-type="float">
            <text:p>37,36</text:p>
          </table:table-cell>
          <table:table-cell office:value-type="float" office:value="920" calcext:value-type="float">
            <text:p>920</text:p>
          </table:table-cell>
          <table:table-cell table:formula="of:=([.F44]/[.$C44]*100)" office:value-type="float" office:value="1.50213891519446" calcext:value-type="float">
            <text:p>1,50</text:p>
          </table:table-cell>
          <table:table-cell office:value-type="float" office:value="0" calcext:value-type="float">
            <text:p>0</text:p>
          </table:table-cell>
          <table:table-cell table:formula="of:=([.H44]/[.$C4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4]/[.$C44]*100)" office:value-type="float" office:value="0" calcext:value-type="float">
            <text:p>0,00</text:p>
          </table:table-cell>
          <table:table-cell table:style-name="ce4" office:value-type="float" office:value="748" calcext:value-type="float">
            <text:p>748</text:p>
          </table:table-cell>
          <table:table-cell table:style-name="ce6" table:formula="of:=([.L44]/[.$C44]*100)" office:value-type="float" office:value="1.22130424844071" calcext:value-type="float">
            <text:p>1,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4]/[.$C44]*100)" office:value-type="float" office:value="0" calcext:value-type="float">
            <text:p>0,00</text:p>
          </table:table-cell>
          <table:table-cell table:style-name="ce4" office:value-type="float" office:value="23375" calcext:value-type="float">
            <text:p>23375</text:p>
          </table:table-cell>
          <table:table-cell table:style-name="ce6" table:formula="of:=([.P44]/[.$C44]*100)" office:value-type="float" office:value="38.1657577637723" calcext:value-type="float">
            <text:p>38,17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37876" calcext:value-type="float">
            <text:p>37876</text:p>
          </table:table-cell>
          <table:table-cell table:formula="of:=([.D45]/[.$C45]*100)" office:value-type="float" office:value="44.3829901920576" calcext:value-type="float">
            <text:p>44,38</text:p>
          </table:table-cell>
          <table:table-cell office:value-type="float" office:value="72" calcext:value-type="float">
            <text:p>72</text:p>
          </table:table-cell>
          <table:table-cell table:formula="of:=([.F45]/[.$C45]*100)" office:value-type="float" office:value="0.0843693973447076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formula="of:=([.H45]/[.$C45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5]/[.$C45]*100)" office:value-type="float" office:value="0" calcext:value-type="float">
            <text:p>0,00</text:p>
          </table:table-cell>
          <table:table-cell table:style-name="ce4" office:value-type="float" office:value="6232" calcext:value-type="float">
            <text:p>6232</text:p>
          </table:table-cell>
          <table:table-cell table:style-name="ce6" table:formula="of:=([.L45]/[.$C45]*100)" office:value-type="float" office:value="7.30264005905858" calcext:value-type="float">
            <text:p>7,3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5]/[.$C45]*100)" office:value-type="float" office:value="0" calcext:value-type="float">
            <text:p>0,00</text:p>
          </table:table-cell>
          <table:table-cell table:style-name="ce4" office:value-type="float" office:value="38527" calcext:value-type="float">
            <text:p>38527</text:p>
          </table:table-cell>
          <table:table-cell table:style-name="ce6" table:formula="of:=([.P45]/[.$C45]*100)" office:value-type="float" office:value="45.145830159716" calcext:value-type="float">
            <text:p>45,15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3114" calcext:value-type="float">
            <text:p>3114</text:p>
          </table:table-cell>
          <table:table-cell office:value-type="float" office:value="1023" calcext:value-type="float">
            <text:p>1023</text:p>
          </table:table-cell>
          <table:table-cell table:formula="of:=([.D46]/[.$C46]*100)" office:value-type="float" office:value="32.8516377649326" calcext:value-type="float">
            <text:p>32,85</text:p>
          </table:table-cell>
          <table:table-cell office:value-type="float" office:value="7" calcext:value-type="float">
            <text:p>7</text:p>
          </table:table-cell>
          <table:table-cell table:formula="of:=([.F46]/[.$C46]*100)" office:value-type="float" office:value="0.224791265253693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formula="of:=([.H46]/[.$C46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6]/[.$C46]*100)" office:value-type="float" office:value="0" calcext:value-type="float">
            <text:p>0,00</text:p>
          </table:table-cell>
          <table:table-cell table:style-name="ce4" office:value-type="float" office:value="68" calcext:value-type="float">
            <text:p>68</text:p>
          </table:table-cell>
          <table:table-cell table:style-name="ce6" table:formula="of:=([.L46]/[.$C46]*100)" office:value-type="float" office:value="2.18368657675016" calcext:value-type="float">
            <text:p>2,1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6]/[.$C46]*100)" office:value-type="float" office:value="0" calcext:value-type="float">
            <text:p>0,00</text:p>
          </table:table-cell>
          <table:table-cell table:style-name="ce4" office:value-type="float" office:value="1037" calcext:value-type="float">
            <text:p>1037</text:p>
          </table:table-cell>
          <table:table-cell table:style-name="ce6" table:formula="of:=([.P46]/[.$C46]*100)" office:value-type="float" office:value="33.3012202954399" calcext:value-type="float">
            <text:p>33,30</text:p>
          </table:table-cell>
        </table:table-row>
        <table:table-row table:style-name="ro2">
          <table:covered-table-cell/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61482" calcext:value-type="float">
            <text:p>61482</text:p>
          </table:table-cell>
          <table:table-cell table:formula="of:=([.D47]/[.$C47]*100)" office:value-type="float" office:value="30.9461731278376" calcext:value-type="float">
            <text:p>30,95</text:p>
          </table:table-cell>
          <table:table-cell office:value-type="float" office:value="4164" calcext:value-type="float">
            <text:p>4164</text:p>
          </table:table-cell>
          <table:table-cell table:formula="of:=([.F47]/[.$C47]*100)" office:value-type="float" office:value="2.09589578908161" calcext:value-type="float">
            <text:p>2,10</text:p>
          </table:table-cell>
          <table:table-cell office:value-type="float" office:value="0" calcext:value-type="float">
            <text:p>0</text:p>
          </table:table-cell>
          <table:table-cell table:formula="of:=([.H47]/[.$C4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7]/[.$C47]*100)" office:value-type="float" office:value="0" calcext:value-type="float">
            <text:p>0,00</text:p>
          </table:table-cell>
          <table:table-cell table:style-name="ce4" office:value-type="float" office:value="28095" calcext:value-type="float">
            <text:p>28095</text:p>
          </table:table-cell>
          <table:table-cell table:style-name="ce6" table:formula="of:=([.L47]/[.$C47]*100)" office:value-type="float" office:value="14.1412565307992" calcext:value-type="float">
            <text:p>14,1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7]/[.$C47]*100)" office:value-type="float" office:value="0" calcext:value-type="float">
            <text:p>0,00</text:p>
          </table:table-cell>
          <table:table-cell table:style-name="ce4" office:value-type="float" office:value="64076" calcext:value-type="float">
            <text:p>64076</text:p>
          </table:table-cell>
          <table:table-cell table:style-name="ce6" table:formula="of:=([.P47]/[.$C47]*100)" office:value-type="float" office:value="32.2518296304499" calcext:value-type="float">
            <text:p>32,25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401" calcext:value-type="float">
            <text:p>401</text:p>
          </table:table-cell>
          <table:table-cell table:formula="of:=([.D48]/[.$C48]*100)" office:value-type="float" office:value="5.23498694516971" calcext:value-type="float">
            <text:p>5,23</text:p>
          </table:table-cell>
          <table:table-cell office:value-type="float" office:value="1598" calcext:value-type="float">
            <text:p>1598</text:p>
          </table:table-cell>
          <table:table-cell table:formula="of:=([.F48]/[.$C48]*100)" office:value-type="float" office:value="20.8616187989556" calcext:value-type="float">
            <text:p>20,86</text:p>
          </table:table-cell>
          <table:table-cell office:value-type="float" office:value="0" calcext:value-type="float">
            <text:p>0</text:p>
          </table:table-cell>
          <table:table-cell table:formula="of:=([.H48]/[.$C48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8]/[.$C48]*100)" office:value-type="float" office:value="0" calcext:value-type="float">
            <text:p>0,00</text:p>
          </table:table-cell>
          <table:table-cell table:style-name="ce4" office:value-type="float" office:value="209" calcext:value-type="float">
            <text:p>209</text:p>
          </table:table-cell>
          <table:table-cell table:style-name="ce6" table:formula="of:=([.L48]/[.$C48]*100)" office:value-type="float" office:value="2.72845953002611" calcext:value-type="float">
            <text:p>2,7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8]/[.$C48]*100)" office:value-type="float" office:value="0" calcext:value-type="float">
            <text:p>0,00</text:p>
          </table:table-cell>
          <table:table-cell table:style-name="ce4" office:value-type="float" office:value="416" calcext:value-type="float">
            <text:p>416</text:p>
          </table:table-cell>
          <table:table-cell table:style-name="ce6" table:formula="of:=([.P48]/[.$C48]*100)" office:value-type="float" office:value="5.43080939947781" calcext:value-type="float">
            <text:p>5,43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3304" calcext:value-type="float">
            <text:p>3304</text:p>
          </table:table-cell>
          <table:table-cell table:formula="of:=([.D49]/[.$C49]*100)" office:value-type="float" office:value="22.9811504486332" calcext:value-type="float">
            <text:p>22,98</text:p>
          </table:table-cell>
          <table:table-cell office:value-type="float" office:value="0" calcext:value-type="float">
            <text:p>0</text:p>
          </table:table-cell>
          <table:table-cell table:formula="of:=([.F49]/[.$C4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9]/[.$C4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9]/[.$C49]*100)" office:value-type="float" office:value="0" calcext:value-type="float">
            <text:p>0,00</text:p>
          </table:table-cell>
          <table:table-cell table:style-name="ce4" office:value-type="float" office:value="87" calcext:value-type="float">
            <text:p>87</text:p>
          </table:table-cell>
          <table:table-cell table:style-name="ce6" table:formula="of:=([.L49]/[.$C49]*100)" office:value-type="float" office:value="0.605133198859289" calcext:value-type="float">
            <text:p>0,6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9]/[.$C49]*100)" office:value-type="float" office:value="0" calcext:value-type="float">
            <text:p>0,00</text:p>
          </table:table-cell>
          <table:table-cell table:style-name="ce4" office:value-type="float" office:value="3350" calcext:value-type="float">
            <text:p>3350</text:p>
          </table:table-cell>
          <table:table-cell table:style-name="ce6" table:formula="of:=([.P49]/[.$C49]*100)" office:value-type="float" office:value="23.3011059330876" calcext:value-type="float">
            <text:p>23,30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2763" calcext:value-type="float">
            <text:p>2763</text:p>
          </table:table-cell>
          <table:table-cell table:formula="of:=([.D50]/[.$C50]*100)" office:value-type="float" office:value="7.22126391720245" calcext:value-type="float">
            <text:p>7,22</text:p>
          </table:table-cell>
          <table:table-cell office:value-type="float" office:value="987" calcext:value-type="float">
            <text:p>987</text:p>
          </table:table-cell>
          <table:table-cell table:formula="of:=([.F50]/[.$C50]*100)" office:value-type="float" office:value="2.57958287596048" calcext:value-type="float">
            <text:p>2,58</text:p>
          </table:table-cell>
          <table:table-cell office:value-type="float" office:value="0" calcext:value-type="float">
            <text:p>0</text:p>
          </table:table-cell>
          <table:table-cell table:formula="of:=([.H50]/[.$C5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50]/[.$C50]*100)" office:value-type="float" office:value="0" calcext:value-type="float">
            <text:p>0,00</text:p>
          </table:table-cell>
          <table:table-cell table:style-name="ce4" office:value-type="float" office:value="76" calcext:value-type="float">
            <text:p>76</text:p>
          </table:table-cell>
          <table:table-cell table:style-name="ce6" table:formula="of:=([.L50]/[.$C50]*100)" office:value-type="float" office:value="0.198630495008102" calcext:value-type="float">
            <text:p>0,2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50]/[.$C50]*100)" office:value-type="float" office:value="0" calcext:value-type="float">
            <text:p>0,00</text:p>
          </table:table-cell>
          <table:table-cell table:style-name="ce4" office:value-type="float" office:value="2763" calcext:value-type="float">
            <text:p>2763</text:p>
          </table:table-cell>
          <table:table-cell table:style-name="ce6" table:formula="of:=([.P50]/[.$C50]*100)" office:value-type="float" office:value="7.22126391720245" calcext:value-type="float">
            <text:p>7,22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Total</text:p>
          </table:table-cell>
          <table:table-cell table:formula="of:=SUM([.C29:.C50])" office:value-type="float" office:value="3093541" calcext:value-type="float">
            <text:p>3093541</text:p>
          </table:table-cell>
          <table:table-cell table:style-name="ce5" table:formula="of:=SUM([.D29:.D50])" office:value-type="float" office:value="953711" calcext:value-type="float">
            <text:p>953711</text:p>
          </table:table-cell>
          <table:table-cell table:style-name="ce7" table:formula="of:=([.D51]/[.$C51]*100)" office:value-type="float" office:value="30.829104899531" calcext:value-type="float">
            <text:p>30,83</text:p>
          </table:table-cell>
          <table:table-cell table:style-name="ce5" table:formula="of:=SUM([.F29:.F50])" office:value-type="float" office:value="34539" calcext:value-type="float">
            <text:p>34539</text:p>
          </table:table-cell>
          <table:table-cell table:style-name="ce7" table:formula="of:=([.F51]/[.$C51]*100)" office:value-type="float" office:value="1.11648754614857" calcext:value-type="float">
            <text:p>1,12</text:p>
          </table:table-cell>
          <table:table-cell table:style-name="ce5" table:formula="of:=SUM([.H29:.H50])" office:value-type="float" office:value="0" calcext:value-type="float">
            <text:p>0</text:p>
          </table:table-cell>
          <table:table-cell table:style-name="ce7" table:formula="of:=([.H51]/[.$C51]*100)" office:value-type="float" office:value="0" calcext:value-type="float">
            <text:p>0,00</text:p>
          </table:table-cell>
          <table:table-cell table:style-name="ce5" table:formula="of:=SUM([.J29:.J50])" office:value-type="float" office:value="0" calcext:value-type="float">
            <text:p>0</text:p>
          </table:table-cell>
          <table:table-cell table:style-name="ce7" table:formula="of:=([.J51]/[.$C51]*100)" office:value-type="float" office:value="0" calcext:value-type="float">
            <text:p>0,00</text:p>
          </table:table-cell>
          <table:table-cell table:style-name="ce5" table:formula="of:=SUM([.L29:.L50])" office:value-type="float" office:value="215626" calcext:value-type="float">
            <text:p>215626</text:p>
          </table:table-cell>
          <table:table-cell table:style-name="ce7" table:formula="of:=([.L51]/[.$C51]*100)" office:value-type="float" office:value="6.97020016867402" calcext:value-type="float">
            <text:p>6,97</text:p>
          </table:table-cell>
          <table:table-cell table:style-name="ce5" table:formula="of:=SUM([.N29:.N50])" office:value-type="float" office:value="0" calcext:value-type="float">
            <text:p>0</text:p>
          </table:table-cell>
          <table:table-cell table:style-name="ce7" table:formula="of:=([.N51]/[.$C51]*100)" office:value-type="float" office:value="0" calcext:value-type="float">
            <text:p>0,00</text:p>
          </table:table-cell>
          <table:table-cell table:style-name="ce5" table:formula="of:=SUM([.P29:.P50])" office:value-type="float" office:value="974540" calcext:value-type="float">
            <text:p>974540</text:p>
          </table:table-cell>
          <table:table-cell table:style-name="ce7" table:formula="of:=([.P51]/[.$C51]*100)" office:value-type="float" office:value="31.5024109911587" calcext:value-type="float">
            <text:p>31,50</text:p>
          </table:table-cell>
        </table:table-row>
      </table:table>
      <table:table table:name="Old" table:style-name="ta1">
        <table:table-column table:style-name="co11" table:default-cell-style-name="ce10"/>
        <table:table-column table:style-name="co12" table:default-cell-style-name="ce11"/>
        <table:table-column table:style-name="co11" table:default-cell-style-name="ce13"/>
        <table:table-column table:style-name="co11" table:default-cell-style-name="ce15"/>
        <table:table-column table:style-name="co11" table:default-cell-style-name="ce18"/>
        <table:table-column table:style-name="co11" table:default-cell-style-name="ce15"/>
        <table:table-column table:style-name="co11" table:default-cell-style-name="ce18"/>
        <table:table-column table:style-name="co11" table:default-cell-style-name="ce15"/>
        <table:table-column table:style-name="co11" table:default-cell-style-name="ce18"/>
        <table:table-column table:style-name="co11" table:default-cell-style-name="ce15"/>
        <table:table-column table:style-name="co11" table:default-cell-style-name="ce18"/>
        <table:table-column table:style-name="co11" table:default-cell-style-name="ce15"/>
        <table:table-column table:style-name="co11" table:default-cell-style-name="ce18"/>
        <table:table-row table:style-name="ro3">
          <table:table-cell table:style-name="ce1" office:value-type="string" calcext:value-type="string" table:number-columns-spanned="13" table:number-rows-spanned="1">
            <text:p>Previous Results</text:p>
          </table:table-cell>
          <table:covered-table-cell table:number-columns-repeated="12" table:style-name="Default"/>
        </table:table-row>
        <table:table-row table:style-name="ro2">
          <table:table-cell table:style-name="ce9" office:value-type="string" calcext:value-type="string">
            <text:p>Benchmark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otal</text:p>
          </table:table-cell>
          <table:table-cell table:style-name="ce14" office:value-type="string" calcext:value-type="string">
            <text:p>scev</text:p>
          </table:table-cell>
          <table:table-cell table:style-name="ce17" office:value-type="string" calcext:value-type="string">
            <text:p>%</text:p>
          </table:table-cell>
          <table:table-cell table:style-name="ce14" office:value-type="string" calcext:value-type="string">
            <text:p>rbaa</text:p>
          </table:table-cell>
          <table:table-cell table:style-name="ce17" office:value-type="string" calcext:value-type="string">
            <text:p>%</text:p>
          </table:table-cell>
          <table:table-cell table:style-name="ce14" office:value-type="string" calcext:value-type="string">
            <text:p>basic</text:p>
          </table:table-cell>
          <table:table-cell table:style-name="ce17" office:value-type="string" calcext:value-type="string">
            <text:p>%</text:p>
          </table:table-cell>
          <table:table-cell table:style-name="ce14" office:value-type="string" calcext:value-type="string">
            <text:p>sbasic</text:p>
          </table:table-cell>
          <table:table-cell table:style-name="ce17" office:value-type="string" calcext:value-type="string">
            <text:p>%</text:p>
          </table:table-cell>
          <table:table-cell table:style-name="ce14" office:value-type="string" calcext:value-type="string">
            <text:p>rbasic</text:p>
          </table:table-cell>
          <table:table-cell table:style-name="ce17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Ptrdist</text:p>
          </table:table-cell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28095" calcext:value-type="float">
            <text:p>28095</text:p>
          </table:table-cell>
          <table:table-cell table:formula="of:=([.D3]/[.C3]*100)" office:value-type="float" office:value="14.1412565307992" calcext:value-type="float">
            <text:p>14,1412565308</text:p>
          </table:table-cell>
          <table:table-cell office:value-type="float" office:value="88601" calcext:value-type="float">
            <text:p>88601</text:p>
          </table:table-cell>
          <table:table-cell table:formula="of:=([.F3]/[.C3]*100)" office:value-type="float" office:value="44.5961726245004" calcext:value-type="float">
            <text:p>44,5961726245</text:p>
          </table:table-cell>
          <table:table-cell office:value-type="float" office:value="61482" calcext:value-type="float">
            <text:p>61482</text:p>
          </table:table-cell>
          <table:table-cell table:formula="of:=([.H3]/[.C3]*100)" office:value-type="float" office:value="30.9461731278376" calcext:value-type="float">
            <text:p>30,9461731278</text:p>
          </table:table-cell>
          <table:table-cell office:value-type="float" office:value="64057" calcext:value-type="float">
            <text:p>64057</text:p>
          </table:table-cell>
          <table:table-cell table:formula="of:=([.J3]/[.C3]*100)" office:value-type="float" office:value="32.2422662250722" calcext:value-type="float">
            <text:p>32,2422662251</text:p>
          </table:table-cell>
          <table:table-cell office:value-type="float" office:value="93914" calcext:value-type="float">
            <text:p>93914</text:p>
          </table:table-cell>
          <table:table-cell table:formula="of:=([.L3]/[.C3]*100)" office:value-type="float" office:value="47.2704027703675" calcext:value-type="float">
            <text:p>47,2704027704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209" calcext:value-type="float">
            <text:p>209</text:p>
          </table:table-cell>
          <table:table-cell table:formula="of:=([.D4]/[.C4]*100)" office:value-type="float" office:value="2.72845953002611" calcext:value-type="float">
            <text:p>2,72845953</text:p>
          </table:table-cell>
          <table:table-cell office:value-type="float" office:value="658" calcext:value-type="float">
            <text:p>658</text:p>
          </table:table-cell>
          <table:table-cell table:formula="of:=([.F4]/[.C4]*100)" office:value-type="float" office:value="8.59007832898172" calcext:value-type="float">
            <text:p>8,590078329</text:p>
          </table:table-cell>
          <table:table-cell office:value-type="float" office:value="401" calcext:value-type="float">
            <text:p>401</text:p>
          </table:table-cell>
          <table:table-cell table:formula="of:=([.H4]/[.C4]*100)" office:value-type="float" office:value="5.23498694516971" calcext:value-type="float">
            <text:p>5,2349869452</text:p>
          </table:table-cell>
          <table:table-cell office:value-type="float" office:value="416" calcext:value-type="float">
            <text:p>416</text:p>
          </table:table-cell>
          <table:table-cell table:formula="of:=([.J4]/[.C4]*100)" office:value-type="float" office:value="5.43080939947781" calcext:value-type="float">
            <text:p>5,4308093995</text:p>
          </table:table-cell>
          <table:table-cell office:value-type="float" office:value="766" calcext:value-type="float">
            <text:p>766</text:p>
          </table:table-cell>
          <table:table-cell table:formula="of:=([.L4]/[.C4]*100)"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87" calcext:value-type="float">
            <text:p>87</text:p>
          </table:table-cell>
          <table:table-cell table:formula="of:=([.D5]/[.C5]*100)" office:value-type="float" office:value="0.605133198859289" calcext:value-type="float">
            <text:p>0,6051331989</text:p>
          </table:table-cell>
          <table:table-cell office:value-type="float" office:value="2696" calcext:value-type="float">
            <text:p>2696</text:p>
          </table:table-cell>
          <table:table-cell table:formula="of:=([.F5]/[.C5]*100)" office:value-type="float" office:value="18.7521736106281" calcext:value-type="float">
            <text:p>18,7521736106</text:p>
          </table:table-cell>
          <table:table-cell office:value-type="float" office:value="3304" calcext:value-type="float">
            <text:p>3304</text:p>
          </table:table-cell>
          <table:table-cell table:formula="of:=([.H5]/[.C5]*100)" office:value-type="float" office:value="22.9811504486332" calcext:value-type="float">
            <text:p>22,9811504486</text:p>
          </table:table-cell>
          <table:table-cell office:value-type="float" office:value="3350" calcext:value-type="float">
            <text:p>3350</text:p>
          </table:table-cell>
          <table:table-cell table:formula="of:=([.J5]/[.C5]*100)" office:value-type="float" office:value="23.3011059330876" calcext:value-type="float">
            <text:p>23,3011059331</text:p>
          </table:table-cell>
          <table:table-cell office:value-type="float" office:value="3574" calcext:value-type="float">
            <text:p>3574</text:p>
          </table:table-cell>
          <table:table-cell table:formula="of:=([.L5]/[.C5]*100)" office:value-type="float" office:value="24.8591500313" calcext:value-type="float">
            <text:p>24,8591500313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76" calcext:value-type="float">
            <text:p>76</text:p>
          </table:table-cell>
          <table:table-cell table:formula="of:=([.D6]/[.C6]*100)" office:value-type="float" office:value="0.198630495008102" calcext:value-type="float">
            <text:p>0,198630495</text:p>
          </table:table-cell>
          <table:table-cell office:value-type="float" office:value="2425" calcext:value-type="float">
            <text:p>2425</text:p>
          </table:table-cell>
          <table:table-cell table:formula="of:=([.F6]/[.C6]*100)" office:value-type="float" office:value="6.33788092624536" calcext:value-type="float">
            <text:p>6,3378809262</text:p>
          </table:table-cell>
          <table:table-cell office:value-type="float" office:value="2763" calcext:value-type="float">
            <text:p>2763</text:p>
          </table:table-cell>
          <table:table-cell table:formula="of:=([.H6]/[.C6]*100)" office:value-type="float" office:value="7.22126391720245" calcext:value-type="float">
            <text:p>7,2212639172</text:p>
          </table:table-cell>
          <table:table-cell office:value-type="float" office:value="2763" calcext:value-type="float">
            <text:p>2763</text:p>
          </table:table-cell>
          <table:table-cell table:formula="of:=([.J6]/[.C6]*100)" office:value-type="float" office:value="7.22126391720245" calcext:value-type="float">
            <text:p>7,2212639172</text:p>
          </table:table-cell>
          <table:table-cell office:value-type="float" office:value="3170" calcext:value-type="float">
            <text:p>3170</text:p>
          </table:table-cell>
          <table:table-cell table:formula="of:=([.L6]/[.C6]*100)" office:value-type="float" office:value="8.28498248915373" calcext:value-type="float">
            <text:p>8,2849824892</text:p>
          </table:table-cell>
        </table:table-row>
        <table:table-row table:style-name="ro2">
          <table:table-cell office:value-type="string" calcext:value-type="string" table:number-columns-spanned="1" table:number-rows-spanned="11">
            <text:p>Prolang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59" calcext:value-type="float">
            <text:p>159</text:p>
          </table:table-cell>
          <table:table-cell table:formula="of:=([.D7]/[.C7]*100)" office:value-type="float" office:value="16.3244353182752" calcext:value-type="float">
            <text:p>16,3244353183</text:p>
          </table:table-cell>
          <table:table-cell office:value-type="float" office:value="675" calcext:value-type="float">
            <text:p>675</text:p>
          </table:table-cell>
          <table:table-cell table:formula="of:=([.F7]/[.C7]*100)" office:value-type="float" office:value="69.3018480492813" calcext:value-type="float">
            <text:p>69,3018480493</text:p>
          </table:table-cell>
          <table:table-cell office:value-type="float" office:value="627" calcext:value-type="float">
            <text:p>627</text:p>
          </table:table-cell>
          <table:table-cell table:formula="of:=([.H7]/[.C7]*100)" office:value-type="float" office:value="64.3737166324435" calcext:value-type="float">
            <text:p>64,3737166324</text:p>
          </table:table-cell>
          <table:table-cell office:value-type="float" office:value="630" calcext:value-type="float">
            <text:p>630</text:p>
          </table:table-cell>
          <table:table-cell table:formula="of:=([.J7]/[.C7]*100)" office:value-type="float" office:value="64.6817248459959" calcext:value-type="float">
            <text:p>64,681724846</text:p>
          </table:table-cell>
          <table:table-cell office:value-type="float" office:value="761" calcext:value-type="float">
            <text:p>761</text:p>
          </table:table-cell>
          <table:table-cell table:formula="of:=([.L7]/[.C7]*100)" office:value-type="float" office:value="78.1314168377823" calcext:value-type="float">
            <text:p>78,1314168378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1558" calcext:value-type="float">
            <text:p>1558</text:p>
          </table:table-cell>
          <table:table-cell table:formula="of:=([.D8]/[.C8]*100)" office:value-type="float" office:value="0.979560015340991" calcext:value-type="float">
            <text:p>0,9795600153</text:p>
          </table:table-cell>
          <table:table-cell office:value-type="float" office:value="15337" calcext:value-type="float">
            <text:p>15337</text:p>
          </table:table-cell>
          <table:table-cell table:formula="of:=([.F8]/[.C8]*100)" office:value-type="float" office:value="9.64281897001591" calcext:value-type="float">
            <text:p>9,64281897</text:p>
          </table:table-cell>
          <table:table-cell office:value-type="float" office:value="32709" calcext:value-type="float">
            <text:p>32709</text:p>
          </table:table-cell>
          <table:table-cell table:formula="of:=([.H8]/[.C8]*100)" office:value-type="float" office:value="20.5651017598129" calcext:value-type="float">
            <text:p>20,5651017598</text:p>
          </table:table-cell>
          <table:table-cell office:value-type="float" office:value="32713" calcext:value-type="float">
            <text:p>32713</text:p>
          </table:table-cell>
          <table:table-cell table:formula="of:=([.J8]/[.C8]*100)" office:value-type="float" office:value="20.567616676412" calcext:value-type="float">
            <text:p>20,5676166764</text:p>
          </table:table-cell>
          <table:table-cell office:value-type="float" office:value="34714" calcext:value-type="float">
            <text:p>34714</text:p>
          </table:table-cell>
          <table:table-cell table:formula="of:=([.L8]/[.C8]*100)" office:value-type="float" office:value="21.8257037051009" calcext:value-type="float">
            <text:p>21,8257037051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848" calcext:value-type="float">
            <text:p>848</text:p>
          </table:table-cell>
          <table:table-cell table:formula="of:=([.D9]/[.C9]*100)" office:value-type="float" office:value="0.743696557772418" calcext:value-type="float">
            <text:p>0,7436965578</text:p>
          </table:table-cell>
          <table:table-cell office:value-type="float" office:value="8190" calcext:value-type="float">
            <text:p>8190</text:p>
          </table:table-cell>
          <table:table-cell table:formula="of:=([.F9]/[.C9]*100)" office:value-type="float" office:value="7.18263538697654" calcext:value-type="float">
            <text:p>7,182635387</text:p>
          </table:table-cell>
          <table:table-cell office:value-type="float" office:value="12484" calcext:value-type="float">
            <text:p>12484</text:p>
          </table:table-cell>
          <table:table-cell table:formula="of:=([.H9]/[.C9]*100)" office:value-type="float" office:value="10.9484762113572" calcext:value-type="float">
            <text:p>10,9484762114</text:p>
          </table:table-cell>
          <table:table-cell office:value-type="float" office:value="12681" calcext:value-type="float">
            <text:p>12681</text:p>
          </table:table-cell>
          <table:table-cell table:formula="of:=([.J9]/[.C9]*100)" office:value-type="float" office:value="11.121245340934" calcext:value-type="float">
            <text:p>11,1212453409</text:p>
          </table:table-cell>
          <table:table-cell office:value-type="float" office:value="14192" calcext:value-type="float">
            <text:p>14192</text:p>
          </table:table-cell>
          <table:table-cell table:formula="of:=([.L9]/[.C9]*100)" office:value-type="float" office:value="12.446393334795" calcext:value-type="float">
            <text:p>12,4463933348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41470" calcext:value-type="float">
            <text:p>41470</text:p>
          </table:table-cell>
          <table:table-cell table:formula="of:=([.D10]/[.C10]*100)" office:value-type="float" office:value="13.7401140426152" calcext:value-type="float">
            <text:p>13,7401140426</text:p>
          </table:table-cell>
          <table:table-cell office:value-type="float" office:value="147382" calcext:value-type="float">
            <text:p>147382</text:p>
          </table:table-cell>
          <table:table-cell table:formula="of:=([.F10]/[.C10]*100)" office:value-type="float" office:value="48.8315767501499" calcext:value-type="float">
            <text:p>48,8315767502</text:p>
          </table:table-cell>
          <table:table-cell office:value-type="float" office:value="74846" calcext:value-type="float">
            <text:p>74846</text:p>
          </table:table-cell>
          <table:table-cell table:formula="of:=([.H10]/[.C10]*100)" office:value-type="float" office:value="24.798470596421" calcext:value-type="float">
            <text:p>24,7984705964</text:p>
          </table:table-cell>
          <table:table-cell office:value-type="float" office:value="76620" calcext:value-type="float">
            <text:p>76620</text:p>
          </table:table-cell>
          <table:table-cell table:formula="of:=([.J10]/[.C10]*100)" office:value-type="float" office:value="25.3862439822807" calcext:value-type="float">
            <text:p>25,3862439823</text:p>
          </table:table-cell>
          <table:table-cell office:value-type="float" office:value="150465" calcext:value-type="float">
            <text:p>150465</text:p>
          </table:table-cell>
          <table:table-cell table:formula="of:=([.L10]/[.C10]*100)" office:value-type="float" office:value="49.8530566535351" calcext:value-type="float">
            <text:p>49,8530566535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47" calcext:value-type="float">
            <text:p>47</text:p>
          </table:table-cell>
          <table:table-cell table:formula="of:=([.D11]/[.C11]*100)" office:value-type="float" office:value="0.493956910141881" calcext:value-type="float">
            <text:p>0,4939569101</text:p>
          </table:table-cell>
          <table:table-cell office:value-type="float" office:value="6343" calcext:value-type="float">
            <text:p>6343</text:p>
          </table:table-cell>
          <table:table-cell table:formula="of:=([.F11]/[.C11]*100)" office:value-type="float" office:value="66.6631634261692" calcext:value-type="float">
            <text:p>66,6631634262</text:p>
          </table:table-cell>
          <table:table-cell office:value-type="float" office:value="6401" calcext:value-type="float">
            <text:p>6401</text:p>
          </table:table-cell>
          <table:table-cell table:formula="of:=([.H11]/[.C11]*100)" office:value-type="float" office:value="67.2727272727273" calcext:value-type="float">
            <text:p>67,2727272727</text:p>
          </table:table-cell>
          <table:table-cell office:value-type="float" office:value="6436" calcext:value-type="float">
            <text:p>6436</text:p>
          </table:table-cell>
          <table:table-cell table:formula="of:=([.J11]/[.C11]*100)" office:value-type="float" office:value="67.6405675249606" calcext:value-type="float">
            <text:p>67,640567525</text:p>
          </table:table-cell>
          <table:table-cell office:value-type="float" office:value="6526" calcext:value-type="float">
            <text:p>6526</text:p>
          </table:table-cell>
          <table:table-cell table:formula="of:=([.L11]/[.C11]*100)" office:value-type="float" office:value="68.5864424592748" calcext:value-type="float">
            <text:p>68,5864424593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4" calcext:value-type="float">
            <text:p>4</text:p>
          </table:table-cell>
          <table:table-cell table:formula="of:=([.D12]/[.C12]*100)" office:value-type="float" office:value="0.105876124933827" calcext:value-type="float">
            <text:p>0,1058761249</text:p>
          </table:table-cell>
          <table:table-cell office:value-type="float" office:value="3142" calcext:value-type="float">
            <text:p>3142</text:p>
          </table:table-cell>
          <table:table-cell table:formula="of:=([.F12]/[.C12]*100)" office:value-type="float" office:value="83.1656961355214" calcext:value-type="float">
            <text:p>83,1656961355</text:p>
          </table:table-cell>
          <table:table-cell office:value-type="float" office:value="3336" calcext:value-type="float">
            <text:p>3336</text:p>
          </table:table-cell>
          <table:table-cell table:formula="of:=([.H12]/[.C12]*100)" office:value-type="float" office:value="88.3006881948121" calcext:value-type="float">
            <text:p>88,3006881948</text:p>
          </table:table-cell>
          <table:table-cell office:value-type="float" office:value="3336" calcext:value-type="float">
            <text:p>3336</text:p>
          </table:table-cell>
          <table:table-cell table:formula="of:=([.J12]/[.C12]*100)" office:value-type="float" office:value="88.3006881948121" calcext:value-type="float">
            <text:p>88,3006881948</text:p>
          </table:table-cell>
          <table:table-cell office:value-type="float" office:value="3414" calcext:value-type="float">
            <text:p>3414</text:p>
          </table:table-cell>
          <table:table-cell table:formula="of:=([.L12]/[.C12]*100)" office:value-type="float" office:value="90.3652726310217" calcext:value-type="float">
            <text:p>90,365272631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17719" calcext:value-type="float">
            <text:p>17719</text:p>
          </table:table-cell>
          <table:table-cell table:formula="of:=([.D13]/[.C13]*100)" office:value-type="float" office:value="3.57873561709407" calcext:value-type="float">
            <text:p>3,5787356171</text:p>
          </table:table-cell>
          <table:table-cell office:value-type="float" office:value="293527" calcext:value-type="float">
            <text:p>293527</text:p>
          </table:table-cell>
          <table:table-cell table:formula="of:=([.F13]/[.C13]*100)" office:value-type="float" office:value="59.2841316935929" calcext:value-type="float">
            <text:p>59,2841316936</text:p>
          </table:table-cell>
          <table:table-cell office:value-type="float" office:value="293103" calcext:value-type="float">
            <text:p>293103</text:p>
          </table:table-cell>
          <table:table-cell table:formula="of:=([.H13]/[.C13]*100)" office:value-type="float" office:value="59.1984957151715" calcext:value-type="float">
            <text:p>59,1984957152</text:p>
          </table:table-cell>
          <table:table-cell office:value-type="float" office:value="302793" calcext:value-type="float">
            <text:p>302793</text:p>
          </table:table-cell>
          <table:table-cell table:formula="of:=([.J13]/[.C13]*100)" office:value-type="float" office:value="61.1556009767349" calcext:value-type="float">
            <text:p>61,1556009767</text:p>
          </table:table-cell>
          <table:table-cell office:value-type="float" office:value="318407" calcext:value-type="float">
            <text:p>318407</text:p>
          </table:table-cell>
          <table:table-cell table:formula="of:=([.L13]/[.C13]*100)" office:value-type="float" office:value="64.3091862764305" calcext:value-type="float">
            <text:p>64,3091862764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793" calcext:value-type="float">
            <text:p>793</text:p>
          </table:table-cell>
          <table:table-cell table:formula="of:=([.D14]/[.C14]*100)" office:value-type="float" office:value="2.89712114569633" calcext:value-type="float">
            <text:p>2,8971211457</text:p>
          </table:table-cell>
          <table:table-cell office:value-type="float" office:value="8773" calcext:value-type="float">
            <text:p>8773</text:p>
          </table:table-cell>
          <table:table-cell table:formula="of:=([.F14]/[.C14]*100)" office:value-type="float" office:value="32.0510010229432" calcext:value-type="float">
            <text:p>32,0510010229</text:p>
          </table:table-cell>
          <table:table-cell office:value-type="float" office:value="6594" calcext:value-type="float">
            <text:p>6594</text:p>
          </table:table-cell>
          <table:table-cell table:formula="of:=([.H14]/[.C14]*100)" office:value-type="float" office:value="24.0903112669882" calcext:value-type="float">
            <text:p>24,090311267</text:p>
          </table:table-cell>
          <table:table-cell office:value-type="float" office:value="6594" calcext:value-type="float">
            <text:p>6594</text:p>
          </table:table-cell>
          <table:table-cell table:formula="of:=([.J14]/[.C14]*100)" office:value-type="float" office:value="24.0903112669882" calcext:value-type="float">
            <text:p>24,090311267</text:p>
          </table:table-cell>
          <table:table-cell office:value-type="float" office:value="9623" calcext:value-type="float">
            <text:p>9623</text:p>
          </table:table-cell>
          <table:table-cell table:formula="of:=([.L14]/[.C14]*100)" office:value-type="float" office:value="35.1563641677627" calcext:value-type="float">
            <text:p>35,1563641678</text:p>
          </table:table-cell>
        </table:table-row>
        <table:table-row table:style-name="ro2">
          <table:covered-table-cell/>
          <table:table-cell office:value-type="string" calcext:value-type="string">
            <text:p>TimberWolfMC/timberwolfmc</text:p>
          </table:table-cell>
          <table:table-cell office:value-type="float" office:value="4849731" calcext:value-type="float">
            <text:p>4849731</text:p>
          </table:table-cell>
          <table:table-cell office:value-type="float" office:value="81802" calcext:value-type="float">
            <text:p>81802</text:p>
          </table:table-cell>
          <table:table-cell table:formula="of:=([.D15]/[.C15]*100)" office:value-type="float" office:value="1.68673272806265" calcext:value-type="float">
            <text:p>1,6867327281</text:p>
          </table:table-cell>
          <table:table-cell office:value-type="float" office:value="435761" calcext:value-type="float">
            <text:p>435761</text:p>
          </table:table-cell>
          <table:table-cell table:formula="of:=([.F15]/[.C15]*100)" office:value-type="float" office:value="8.98526124438654" calcext:value-type="float">
            <text:p>8,9852612444</text:p>
          </table:table-cell>
          <table:table-cell office:value-type="float" office:value="622579" calcext:value-type="float">
            <text:p>622579</text:p>
          </table:table-cell>
          <table:table-cell table:formula="of:=([.H15]/[.C15]*100)" office:value-type="float" office:value="12.8373924244458" calcext:value-type="float">
            <text:p>12,8373924244</text:p>
          </table:table-cell>
          <table:table-cell office:value-type="float" office:value="625714" calcext:value-type="float">
            <text:p>625714</text:p>
          </table:table-cell>
          <table:table-cell table:formula="of:=([.J15]/[.C15]*100)" office:value-type="float" office:value="12.9020351850443" calcext:value-type="float">
            <text:p>12,902035185</text:p>
          </table:table-cell>
          <table:table-cell office:value-type="float" office:value="644373" calcext:value-type="float">
            <text:p>644373</text:p>
          </table:table-cell>
          <table:table-cell table:formula="of:=([.L15]/[.C15]*100)" office:value-type="float" office:value="13.2867781738822" calcext:value-type="float">
            <text:p>13,2867781739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748" calcext:value-type="float">
            <text:p>748</text:p>
          </table:table-cell>
          <table:table-cell table:formula="of:=([.D16]/[.C16]*100)" office:value-type="float" office:value="1.22130424844071" calcext:value-type="float">
            <text:p>1,2213042484</text:p>
          </table:table-cell>
          <table:table-cell office:value-type="float" office:value="20367" calcext:value-type="float">
            <text:p>20367</text:p>
          </table:table-cell>
          <table:table-cell table:formula="of:=([.F16]/[.C16]*100)" office:value-type="float" office:value="33.2544166149626" calcext:value-type="float">
            <text:p>33,254416615</text:p>
          </table:table-cell>
          <table:table-cell office:value-type="float" office:value="22880" calcext:value-type="float">
            <text:p>22880</text:p>
          </table:table-cell>
          <table:table-cell table:formula="of:=([.H16]/[.C16]*100)" office:value-type="float" office:value="37.3575417170101" calcext:value-type="float">
            <text:p>37,357541717</text:p>
          </table:table-cell>
          <table:table-cell office:value-type="float" office:value="23375" calcext:value-type="float">
            <text:p>23375</text:p>
          </table:table-cell>
          <table:table-cell table:formula="of:=([.J16]/[.C16]*100)" office:value-type="float" office:value="38.1657577637723" calcext:value-type="float">
            <text:p>38,1657577638</text:p>
          </table:table-cell>
          <table:table-cell office:value-type="float" office:value="25707" calcext:value-type="float">
            <text:p>25707</text:p>
          </table:table-cell>
          <table:table-cell table:formula="of:=([.L16]/[.C16]*100)" office:value-type="float" office:value="41.9733533618522" calcext:value-type="float">
            <text:p>41,9733533619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6232" calcext:value-type="float">
            <text:p>6232</text:p>
          </table:table-cell>
          <table:table-cell table:formula="of:=([.D17]/[.C17]*100)" office:value-type="float" office:value="7.30264005905858" calcext:value-type="float">
            <text:p>7,3026400591</text:p>
          </table:table-cell>
          <table:table-cell office:value-type="float" office:value="28209" calcext:value-type="float">
            <text:p>28209</text:p>
          </table:table-cell>
          <table:table-cell table:formula="of:=([.F17]/[.C17]*100)" office:value-type="float" office:value="33.0552268013452" calcext:value-type="float">
            <text:p>33,0552268013</text:p>
          </table:table-cell>
          <table:table-cell office:value-type="float" office:value="37876" calcext:value-type="float">
            <text:p>37876</text:p>
          </table:table-cell>
          <table:table-cell table:formula="of:=([.H17]/[.C17]*100)" office:value-type="float" office:value="44.3829901920576" calcext:value-type="float">
            <text:p>44,3829901921</text:p>
          </table:table-cell>
          <table:table-cell office:value-type="float" office:value="38527" calcext:value-type="float">
            <text:p>38527</text:p>
          </table:table-cell>
          <table:table-cell table:formula="of:=([.J17]/[.C17]*100)" office:value-type="float" office:value="45.145830159716" calcext:value-type="float">
            <text:p>45,1458301597</text:p>
          </table:table-cell>
          <table:table-cell office:value-type="float" office:value="40950" calcext:value-type="float">
            <text:p>40950</text:p>
          </table:table-cell>
          <table:table-cell table:formula="of:=([.L17]/[.C17]*100)" office:value-type="float" office:value="47.9850947398024" calcext:value-type="float">
            <text:p>47,9850947398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777" calcext:value-type="float">
            <text:p>777</text:p>
          </table:table-cell>
          <table:table-cell table:formula="of:=([.D18]/[.C18]*100)" office:value-type="float" office:value="0.870539465576158" calcext:value-type="float">
            <text:p>0,8705394656</text:p>
          </table:table-cell>
          <table:table-cell office:value-type="float" office:value="6239" calcext:value-type="float">
            <text:p>6239</text:p>
          </table:table-cell>
          <table:table-cell table:formula="of:=([.F18]/[.C18]*100)" office:value-type="float" office:value="6.99008458909865" calcext:value-type="float">
            <text:p>6,9900845891</text:p>
          </table:table-cell>
          <table:table-cell office:value-type="float" office:value="8662" calcext:value-type="float">
            <text:p>8662</text:p>
          </table:table-cell>
          <table:table-cell table:formula="of:=([.H18]/[.C18]*100)" office:value-type="float" office:value="9.70477844378466" calcext:value-type="float">
            <text:p>9,7047784438</text:p>
          </table:table-cell>
          <table:table-cell office:value-type="float" office:value="8865" calcext:value-type="float">
            <text:p>8865</text:p>
          </table:table-cell>
          <table:table-cell table:formula="of:=([.J18]/[.C18]*100)" office:value-type="float" office:value="9.93221668253879" calcext:value-type="float">
            <text:p>9,9322166825</text:p>
          </table:table-cell>
          <table:table-cell office:value-type="float" office:value="10422" calcext:value-type="float">
            <text:p>10422</text:p>
          </table:table-cell>
          <table:table-cell table:formula="of:=([.L18]/[.C18]*100)" office:value-type="float" office:value="11.6766567699289" calcext:value-type="float">
            <text:p>11,6766567699</text:p>
          </table:table-cell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18798" calcext:value-type="float">
            <text:p>18798</text:p>
          </table:table-cell>
          <table:table-cell table:formula="of:=([.D19]/[.C19]*100)" office:value-type="float" office:value="2.38788754901724" calcext:value-type="float">
            <text:p>2,387887549</text:p>
          </table:table-cell>
          <table:table-cell office:value-type="float" office:value="80336" calcext:value-type="float">
            <text:p>80336</text:p>
          </table:table-cell>
          <table:table-cell table:formula="of:=([.F19]/[.C19]*100)" office:value-type="float" office:value="10.2049863888631" calcext:value-type="float">
            <text:p>10,2049863889</text:p>
          </table:table-cell>
          <table:table-cell office:value-type="float" office:value="99348" calcext:value-type="float">
            <text:p>99348</text:p>
          </table:table-cell>
          <table:table-cell table:formula="of:=([.H19]/[.C19]*100)" office:value-type="float" office:value="12.6200581029772" calcext:value-type="float">
            <text:p>12,620058103</text:p>
          </table:table-cell>
          <table:table-cell office:value-type="float" office:value="99711" calcext:value-type="float">
            <text:p>99711</text:p>
          </table:table-cell>
          <table:table-cell table:formula="of:=([.J19]/[.C19]*100)" office:value-type="float" office:value="12.6661695605947" calcext:value-type="float">
            <text:p>12,6661695606</text:p>
          </table:table-cell>
          <table:table-cell office:value-type="float" office:value="121986" calcext:value-type="float">
            <text:p>121986</text:p>
          </table:table-cell>
          <table:table-cell table:formula="of:=([.L19]/[.C19]*100)" office:value-type="float" office:value="15.4957362780305" calcext:value-type="float">
            <text:p>15,495736278</text:p>
          </table:table-cell>
        </table:table-row>
        <table:table-row table:style-name="ro2">
          <table:table-cell table:style-name="Default"/>
          <table:table-cell table:style-name="ce12" office:value-type="string" calcext:value-type="string">
            <text:p>Total</text:p>
          </table:table-cell>
          <table:table-cell table:formula="of:=SUM([.C3:.C19])" office:value-type="float" office:value="7243418" calcext:value-type="float">
            <text:p>7243418</text:p>
          </table:table-cell>
          <table:table-cell table:style-name="ce16" table:formula="of:=SUM([.D3:.D19])" office:value-type="float" office:value="199422" calcext:value-type="float">
            <text:p>199422</text:p>
          </table:table-cell>
          <table:table-cell table:style-name="ce19" table:formula="of:=([.D20]/[.C20]*100)" office:value-type="float" office:value="2.75314775427844" calcext:value-type="float">
            <text:p>2,7531477543</text:p>
          </table:table-cell>
          <table:table-cell table:style-name="ce16" table:formula="of:=SUM([.F3:.F19])" office:value-type="float" office:value="1148661" calcext:value-type="float">
            <text:p>1148661</text:p>
          </table:table-cell>
          <table:table-cell table:style-name="ce19" table:formula="of:=([.F20]/[.C20]*100)" office:value-type="float" office:value="15.8579968738515" calcext:value-type="float">
            <text:p>15,8579968739</text:p>
          </table:table-cell>
          <table:table-cell table:style-name="ce16" table:formula="of:=SUM([.H3:.H19])" office:value-type="float" office:value="1289395" calcext:value-type="float">
            <text:p>1289395</text:p>
          </table:table-cell>
          <table:table-cell table:style-name="ce19" table:formula="of:=([.H20]/[.C20]*100)" office:value-type="float" office:value="17.8009194002058" calcext:value-type="float">
            <text:p>17,8009194002</text:p>
          </table:table-cell>
          <table:table-cell table:style-name="ce16" table:formula="of:=SUM([.J3:.J19])" office:value-type="float" office:value="1308581" calcext:value-type="float">
            <text:p>1308581</text:p>
          </table:table-cell>
          <table:table-cell table:style-name="ce19" table:formula="of:=([.J20]/[.C20]*100)" office:value-type="float" office:value="18.065794352887" calcext:value-type="float">
            <text:p>18,0657943529</text:p>
          </table:table-cell>
          <table:table-cell table:style-name="ce16" table:formula="of:=SUM([.L3:.L19])" office:value-type="float" office:value="1482964" calcext:value-type="float">
            <text:p>1482964</text:p>
          </table:table-cell>
          <table:table-cell table:style-name="ce19" table:formula="of:=([.L20]/[.C20]*100)" office:value-type="float" office:value="20.4732627607574" calcext:value-type="float">
            <text:p>20,4732627608</text:p>
          </table:table-cell>
        </table:table-row>
      </table:table>
      <table:named-expressions/>
      <table:database-ranges>
        <table:database-range table:name="__Anonymous_Sheet_DB__0" table:target-range-address="New.A3:New.K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8:27:38.485331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8:24:04.167812467</meta:creation-date>
    <dc:date>2015-09-11T18:28:08.812080173</dc:date>
    <meta:editing-duration>PT2H43M53S</meta:editing-duration>
    <meta:editing-cycles>34</meta:editing-cycles>
    <meta:generator>LibreOffice/4.4.2.2$Linux_X86_64 LibreOffice_project/40m0$Build-2</meta:generator>
    <meta:document-statistic meta:table-count="2" meta:cell-count="915" meta:object-count="0"/>
  </office:meta>
</office:document-meta>
</file>